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Regular" svg:font-family="Roboto-Regular, helvetica, arial, sans-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deb67" officeooo:paragraph-rsid="000deb67"/>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0deb67" officeooo:paragraph-rsid="000deb67"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e5a4" officeooo:paragraph-rsid="0011e5a4"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e5a4" officeooo:paragraph-rsid="001263ad"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style:text-underline-style="none" fo:font-weight="normal" officeooo:rsid="0011e5a4" officeooo:paragraph-rsid="0011e5a4"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bold" officeooo:rsid="001263ad" officeooo:paragraph-rsid="001263ad"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6pt" style:text-underline-style="none" fo:font-weight="bold" officeooo:rsid="0014e9ad" officeooo:paragraph-rsid="0014e9ad" style:font-size-asian="14pt" style:font-weight-asian="bold" style:font-size-complex="16pt" style:font-weight-complex="bold"/>
    </style:style>
    <style:style style:name="P9" style:family="paragraph" style:parent-style-name="Standard">
      <style:paragraph-properties fo:text-align="start" style:justify-single-word="false"/>
      <style:text-properties officeooo:rsid="000f4750" officeooo:paragraph-rsid="000f4750"/>
    </style:style>
    <style:style style:name="P10" style:family="paragraph" style:parent-style-name="Standard">
      <style:paragraph-properties fo:text-align="center" style:justify-single-word="false"/>
      <style:text-properties fo:font-size="18pt" officeooo:rsid="000deb67" style:font-size-asian="15.75pt" style:font-size-complex="18pt"/>
    </style:style>
    <style:style style:name="P11" style:family="paragraph" style:parent-style-name="Standard">
      <style:paragraph-properties fo:text-align="center" style:justify-single-word="false"/>
      <style:text-properties fo:font-size="18pt" officeooo:rsid="000deb67" officeooo:paragraph-rsid="000deb67" style:font-size-asian="15.75pt" style:font-size-complex="18pt"/>
    </style:style>
    <style:style style:name="P12" style:family="paragraph" style:parent-style-name="Standard">
      <style:paragraph-properties fo:text-align="start" style:justify-single-word="false"/>
      <style:text-properties fo:font-size="14pt" style:text-underline-style="none" fo:font-weight="normal" officeooo:rsid="001263ad" officeooo:paragraph-rsid="001420f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5e4a0" officeooo:paragraph-rsid="0018b725" style:font-size-asian="16pt" style:font-style-asian="normal" style:font-weight-asian="bold" style:font-size-complex="16pt" style:font-style-complex="normal" style:font-weight-complex="bold"/>
    </style:style>
    <style:style style:name="P14"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5e4a0" officeooo:paragraph-rsid="001bc9df"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1e5a4" officeooo:paragraph-rsid="0018b725"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d8332" officeooo:paragraph-rsid="001d8332"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d8332" officeooo:paragraph-rsid="00394b0c"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26ec6" officeooo:paragraph-rsid="001d8332" style:font-size-asian="16pt"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26ec6" officeooo:paragraph-rsid="00226ec6" style:font-size-asian="16pt" style:font-style-asian="normal" style:font-weight-asian="bold" style:font-size-complex="16pt" style:font-style-complex="normal" style:font-weight-complex="bold"/>
    </style:style>
    <style:style style:name="P20"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394b0c" officeooo:paragraph-rsid="00394b0c"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3b3a2b" officeooo:paragraph-rsid="003b3a2b"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3cde09" officeooo:paragraph-rsid="003cde09"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3e414f" officeooo:paragraph-rsid="003e414f"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bccc2" officeooo:paragraph-rsid="00416e61" style:font-size-asian="16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bccc2" officeooo:paragraph-rsid="005324cc" style:font-size-asian="16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bccc2" officeooo:paragraph-rsid="002bccc2" style:font-size-asian="14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772d1" officeooo:paragraph-rsid="003772d1" style:font-size-asian="12.25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772d1" officeooo:paragraph-rsid="003772d1"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fo:font-size="14pt" fo:font-style="normal" style:text-underline-style="none" fo:font-weight="normal" officeooo:rsid="0019d3e8" officeooo:paragraph-rsid="0019d3e8"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26e334" officeooo:paragraph-rsid="0026e334"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027aba6" officeooo:paragraph-rsid="0027aba6"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029b374" officeooo:paragraph-rsid="0029b374"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29b374" officeooo:paragraph-rsid="002b0b99"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02e3df2" officeooo:paragraph-rsid="002e3df2"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030d428" officeooo:paragraph-rsid="0030d428"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032743d" officeooo:paragraph-rsid="0032743d"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0416e61" officeooo:paragraph-rsid="00416e61"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045c0c4" officeooo:paragraph-rsid="0045c0c4"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045cf05" officeooo:paragraph-rsid="0045cf05"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0551354" officeooo:paragraph-rsid="0056e2a6"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fo:font-weight="normal" officeooo:paragraph-rsid="001ba694"/>
    </style:style>
    <style:style style:name="P42" style:family="paragraph" style:parent-style-name="Standard">
      <style:paragraph-properties fo:text-align="start" style:justify-single-word="false"/>
      <style:text-properties fo:font-size="14pt" officeooo:rsid="00337125" officeooo:paragraph-rsid="0034286d" style:font-size-asian="12.25pt" style:font-size-complex="14pt"/>
    </style:style>
    <style:style style:name="P43" style:family="paragraph" style:parent-style-name="Standard">
      <style:paragraph-properties fo:text-align="start" style:justify-single-word="false"/>
      <style:text-properties fo:font-size="14pt" officeooo:rsid="0034286d" officeooo:paragraph-rsid="0034286d" style:font-size-asian="12.25pt" style:font-size-complex="14pt"/>
    </style:style>
    <style:style style:name="P44" style:family="paragraph" style:parent-style-name="Standard">
      <style:paragraph-properties fo:text-align="start" style:justify-single-word="false"/>
      <style:text-properties fo:font-size="14pt" officeooo:rsid="0035a689" officeooo:paragraph-rsid="0035a689" style:font-size-asian="12.25pt" style:font-size-complex="14pt"/>
    </style:style>
    <style:style style:name="P45" style:family="paragraph" style:parent-style-name="Standard">
      <style:paragraph-properties fo:text-align="start" style:justify-single-word="false"/>
      <style:text-properties fo:font-size="14pt" style:text-underline-style="solid" style:text-underline-width="auto" style:text-underline-color="font-color" fo:font-weight="bold" officeooo:rsid="003772d1" officeooo:paragraph-rsid="003772d1" style:font-size-asian="12.25pt" style:font-weight-asian="bold" style:font-size-complex="14pt" style:font-weight-complex="bold"/>
    </style:style>
    <style:style style:name="P46" style:family="paragraph" style:parent-style-name="Standard">
      <style:paragraph-properties fo:text-align="start" style:justify-single-word="false"/>
      <style:text-properties officeooo:paragraph-rsid="002cd5a6"/>
    </style:style>
    <style:style style:name="P47" style:family="paragraph" style:parent-style-name="Standard">
      <style:paragraph-properties fo:text-align="start" style:justify-single-word="false"/>
      <style:text-properties officeooo:paragraph-rsid="00416e61"/>
    </style:style>
    <style:style style:name="P48" style:family="paragraph" style:parent-style-name="Standard">
      <style:text-properties officeooo:rsid="001f584e"/>
    </style:style>
    <style:style style:name="P49" style:family="paragraph" style:parent-style-name="Standard">
      <style:text-properties officeooo:rsid="001f584e" officeooo:paragraph-rsid="001f584e"/>
    </style:style>
    <style:style style:name="P50" style:family="paragraph" style:parent-style-name="Standard">
      <style:paragraph-properties fo:text-align="start" style:justify-single-word="false"/>
      <style:text-properties style:text-underline-style="solid" style:text-underline-width="auto" style:text-underline-color="font-color" fo:font-weight="bold" officeooo:rsid="0041c3dd" officeooo:paragraph-rsid="0041c3dd" style:font-weight-asian="bold" style:font-weight-complex="bold"/>
    </style:style>
    <style:style style:name="P51" style:family="paragraph" style:parent-style-name="Standard">
      <style:paragraph-properties fo:text-align="start" style:justify-single-word="false"/>
      <style:text-properties officeooo:rsid="00416e61" officeooo:paragraph-rsid="00416e61"/>
    </style:style>
    <style:style style:name="P52" style:family="paragraph" style:parent-style-name="Standard" style:list-style-name="L1">
      <style:paragraph-properties fo:text-align="start" style:justify-single-word="false"/>
      <style:text-properties officeooo:rsid="004d5a8e" officeooo:paragraph-rsid="004d5a8e"/>
    </style:style>
    <style:style style:name="P53" style:family="paragraph" style:parent-style-name="Standard" style:list-style-name="L1">
      <style:paragraph-properties fo:text-align="start" style:justify-single-word="false"/>
      <style:text-properties officeooo:rsid="004e71ff" officeooo:paragraph-rsid="004e71ff"/>
    </style:style>
    <style:style style:name="P54" style:family="paragraph" style:parent-style-name="Standard" style:list-style-name="L2">
      <style:paragraph-properties fo:text-align="start" style:justify-single-word="false"/>
      <style:text-properties officeooo:rsid="004ef35b" officeooo:paragraph-rsid="00500820"/>
    </style:style>
    <style:style style:name="P55" style:family="paragraph" style:parent-style-name="Standard" style:list-style-name="L2">
      <style:paragraph-properties fo:text-align="start" style:justify-single-word="false"/>
      <style:text-properties officeooo:rsid="00500820" officeooo:paragraph-rsid="00527a6d"/>
    </style:style>
    <style:style style:name="T1" style:family="text">
      <style:text-properties officeooo:rsid="00112bfd"/>
    </style:style>
    <style:style style:name="T2" style:family="text">
      <style:text-properties officeooo:rsid="001263ad"/>
    </style:style>
    <style:style style:name="T3" style:family="text">
      <style:text-properties officeooo:rsid="001420f0"/>
    </style:style>
    <style:style style:name="T4" style:family="text">
      <style:text-properties fo:font-size="14pt" style:text-underline-style="none" fo:font-weight="normal" style:font-size-asian="12.25pt" style:font-weight-asian="normal" style:font-size-complex="14pt" style:font-weight-complex="normal"/>
    </style:style>
    <style:style style:name="T5" style:family="text">
      <style:text-properties fo:font-size="14pt" style:text-underline-style="none" fo:font-weight="normal" officeooo:rsid="0015e4a0" style:font-size-asian="12.25pt" style:font-weight-asian="normal" style:font-size-complex="14pt" style:font-weight-complex="normal"/>
    </style:style>
    <style:style style:name="T6" style:family="text">
      <style:text-properties fo:font-size="14pt" style:text-underline-style="none" fo:font-weight="normal" officeooo:rsid="0017a484" style:font-size-asian="12.25pt" style:font-weight-asian="normal" style:font-size-complex="14pt" style:font-weight-complex="normal"/>
    </style:style>
    <style:style style:name="T7" style:family="text">
      <style:text-properties fo:font-size="14pt" style:text-underline-style="none" fo:font-weight="normal" officeooo:rsid="0019d3e8" style:font-size-asian="12.25pt" style:font-weight-asian="normal" style:font-size-complex="14pt" style:font-weight-complex="normal"/>
    </style:style>
    <style:style style:name="T8" style:family="text">
      <style:text-properties fo:font-size="14pt" style:text-underline-style="none" fo:font-weight="normal" officeooo:rsid="001f584e" style:font-size-asian="12.25pt" style:font-weight-asian="normal" style:font-size-complex="14pt" style:font-weight-complex="normal"/>
    </style:style>
    <style:style style:name="T9" style:family="text">
      <style:text-properties fo:font-size="14pt" style:text-underline-style="none" fo:font-weight="normal" officeooo:rsid="0021f173" style:font-size-asian="12.25pt" style:font-weight-asian="normal" style:font-size-complex="14pt" style:font-weight-complex="normal"/>
    </style:style>
    <style:style style:name="T10" style:family="text">
      <style:text-properties fo:font-size="14pt" style:text-underline-style="none" fo:font-weight="normal" officeooo:rsid="00236ba0" style:font-size-asian="12.25pt" style:font-weight-asian="normal" style:font-size-complex="14pt" style:font-weight-complex="normal"/>
    </style:style>
    <style:style style:name="T11" style:family="text">
      <style:text-properties fo:font-size="14pt" style:text-underline-style="none" fo:font-weight="normal" officeooo:rsid="00247148" style:font-size-asian="12.25pt" style:font-weight-asian="normal" style:font-size-complex="14pt" style:font-weight-complex="normal"/>
    </style:style>
    <style:style style:name="T12" style:family="text">
      <style:text-properties fo:font-size="14pt" style:text-underline-style="none" fo:font-weight="normal" officeooo:rsid="0026e334" style:font-size-asian="12.25pt" style:font-weight-asian="normal" style:font-size-complex="14pt" style:font-weight-complex="normal"/>
    </style:style>
    <style:style style:name="T13" style:family="text">
      <style:text-properties fo:font-size="14pt" style:text-underline-style="none" fo:font-weight="normal" officeooo:rsid="0037f66c" style:font-size-asian="12.25pt" style:font-weight-asian="normal" style:font-size-complex="14pt" style:font-weight-complex="normal"/>
    </style:style>
    <style:style style:name="T14" style:family="text">
      <style:text-properties fo:font-size="14pt" style:text-underline-style="none" fo:font-weight="normal" officeooo:rsid="00394b0c" style:font-size-asian="12.25pt" style:font-weight-asian="normal" style:font-size-complex="14pt" style:font-weight-complex="normal"/>
    </style:style>
    <style:style style:name="T15" style:family="text">
      <style:text-properties fo:font-size="14pt" style:text-underline-style="none" fo:font-weight="normal" officeooo:rsid="003b3a2b" style:font-size-asian="12.25pt" style:font-weight-asian="normal" style:font-size-complex="14pt" style:font-weight-complex="normal"/>
    </style:style>
    <style:style style:name="T16" style:family="text">
      <style:text-properties fo:font-size="14pt" style:text-underline-style="none" fo:font-weight="normal" officeooo:rsid="00401119" style:font-size-asian="12.25pt" style:font-weight-asian="normal" style:font-size-complex="14pt" style:font-weight-complex="normal"/>
    </style:style>
    <style:style style:name="T17"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18" style:family="text">
      <style:text-properties fo:font-size="14pt" fo:font-style="normal" style:text-underline-style="none" fo:font-weight="normal" officeooo:rsid="002bccc2" style:font-size-asian="12.25pt" style:font-style-asian="normal" style:font-weight-asian="normal" style:font-size-complex="14pt" style:font-style-complex="normal" style:font-weight-complex="normal"/>
    </style:style>
    <style:style style:name="T19" style:family="text">
      <style:text-properties fo:font-size="14pt" fo:font-style="normal" style:text-underline-style="none" fo:font-weight="normal" officeooo:rsid="002cd5a6" style:font-size-asian="12.25pt" style:font-style-asian="normal" style:font-weight-asian="normal" style:font-size-complex="14pt" style:font-style-complex="normal" style:font-weight-complex="normal"/>
    </style:style>
    <style:style style:name="T20" style:family="text">
      <style:text-properties fo:font-size="14pt" fo:font-style="normal" style:text-underline-style="none" fo:font-weight="normal" officeooo:rsid="00416e61" style:font-size-asian="12.25pt" style:font-style-asian="normal" style:font-weight-asian="normal" style:font-size-complex="14pt" style:font-style-complex="normal" style:font-weight-complex="normal"/>
    </style:style>
    <style:style style:name="T21" style:family="text">
      <style:text-properties fo:font-size="14pt" fo:font-style="normal" style:text-underline-style="none" fo:font-weight="normal" officeooo:rsid="004e71ff" style:font-size-asian="12.25pt" style:font-style-asian="normal" style:font-weight-asian="normal" style:font-size-complex="14pt" style:font-style-complex="normal" style:font-weight-complex="normal"/>
    </style:style>
    <style:style style:name="T22" style:family="text">
      <style:text-properties fo:font-size="14pt" fo:font-style="normal" style:text-underline-style="none" fo:font-weight="normal" officeooo:rsid="004ef35b" style:font-size-asian="12.25pt" style:font-style-asian="normal" style:font-weight-asian="normal" style:font-size-complex="14pt" style:font-style-complex="normal" style:font-weight-complex="normal"/>
    </style:style>
    <style:style style:name="T23" style:family="text">
      <style:text-properties fo:font-size="14pt" fo:font-style="normal" style:text-underline-style="none" fo:font-weight="normal" officeooo:rsid="00500820" style:font-size-asian="12.25pt" style:font-style-asian="normal" style:font-weight-asian="normal" style:font-size-complex="14pt" style:font-style-complex="normal" style:font-weight-complex="normal"/>
    </style:style>
    <style:style style:name="T24" style:family="text">
      <style:text-properties fo:font-size="14pt" fo:font-style="normal" style:text-underline-style="none" fo:font-weight="normal" officeooo:rsid="00514f58" style:font-size-asian="12.25pt" style:font-style-asian="normal" style:font-weight-asian="normal" style:font-size-complex="14pt" style:font-style-complex="normal" style:font-weight-complex="normal"/>
    </style:style>
    <style:style style:name="T25" style:family="text">
      <style:text-properties fo:font-size="14pt" fo:font-style="normal" style:text-underline-style="none" fo:font-weight="normal" officeooo:rsid="00527a6d" style:font-size-asian="12.25pt" style:font-style-asian="normal" style:font-weight-asian="normal" style:font-size-complex="14pt" style:font-style-complex="normal" style:font-weight-complex="normal"/>
    </style:style>
    <style:style style:name="T26"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27" style:family="text">
      <style:text-properties fo:font-size="14pt" fo:font-style="normal" style:text-underline-style="none" fo:font-weight="bold" officeooo:rsid="004eb0d0" style:font-size-asian="12.25pt" style:font-style-asian="normal" style:font-weight-asian="bold" style:font-size-complex="14pt" style:font-style-complex="normal" style:font-weight-complex="bold"/>
    </style:style>
    <style:style style:name="T28" style:family="text">
      <style:text-properties fo:font-size="14pt" fo:font-style="normal" style:text-underline-style="none" fo:font-weight="bold" officeooo:rsid="004e71ff" style:font-size-asian="12.25pt" style:font-style-asian="normal" style:font-weight-asian="bold" style:font-size-complex="14pt" style:font-style-complex="normal" style:font-weight-complex="bold"/>
    </style:style>
    <style:style style:name="T29" style:family="text">
      <style:text-properties fo:font-size="14pt" fo:font-style="normal" style:font-size-asian="12.25pt" style:font-style-asian="normal" style:font-size-complex="14pt" style:font-style-complex="normal"/>
    </style:style>
    <style:style style:name="T30" style:family="text">
      <style:text-properties style:text-underline-style="none" officeooo:rsid="001ba694" style:font-size-asian="12.25pt" style:font-style-asian="normal" style:font-weight-asian="normal" style:font-size-complex="14pt" style:font-style-complex="normal" style:font-weight-complex="normal"/>
    </style:style>
    <style:style style:name="T31" style:family="text">
      <style:text-properties officeooo:rsid="0019d3e8"/>
    </style:style>
    <style:style style:name="T32" style:family="text">
      <style:text-properties fo:font-variant="normal" fo:text-transform="none" fo:color="#222222" style:font-name="Liberation Serif" fo:letter-spacing="normal" style:font-size-asian="14pt" style:font-size-complex="14pt"/>
    </style:style>
    <style:style style:name="T33" style:family="text">
      <style:text-properties fo:font-variant="normal" fo:text-transform="none" fo:color="#000000" style:font-name="Liberation Serif" fo:font-size="9.85000038146973pt" fo:letter-spacing="normal" fo:font-style="normal" style:text-underline-style="none" fo:font-weight="normal" officeooo:rsid="002cd5a6" style:font-size-asian="12.25pt" style:font-style-asian="normal" style:font-weight-asian="normal" style:font-size-complex="14pt" style:font-style-complex="normal" style:font-weight-complex="normal" fo:padding="0in" fo:border="none"/>
    </style:style>
    <style:style style:name="T34" style:family="text">
      <style:text-properties fo:font-variant="normal" fo:text-transform="none" fo:color="#000000" style:font-name="Liberation Serif" fo:font-size="14pt" fo:letter-spacing="normal" fo:font-style="normal" style:text-underline-style="none" fo:font-weight="normal" officeooo:rsid="002cd5a6" style:font-size-asian="12.25pt" style:font-style-asian="normal" style:font-weight-asian="normal" style:font-size-complex="14pt" style:font-style-complex="normal" style:font-weight-complex="normal" fo:padding="0in" fo:border="none"/>
    </style:style>
    <style:style style:name="T35" style:family="text">
      <style:text-properties fo:font-variant="normal" fo:text-transform="none" fo:color="#000000" style:font-name="Liberation Serif" fo:font-size="14pt" fo:letter-spacing="normal" fo:font-style="normal" style:text-underline-style="none" fo:font-weight="normal" officeooo:rsid="000f4750" style:font-size-asian="12.25pt" style:font-style-asian="normal" style:font-weight-asian="normal" style:font-size-complex="14pt" style:font-style-complex="normal" style:font-weight-complex="normal" fo:padding="0in" fo:border="none"/>
    </style:style>
    <style:style style:name="T36" style:family="text">
      <style:text-properties officeooo:rsid="001bc9df"/>
    </style:style>
    <style:style style:name="T37" style:family="text">
      <style:text-properties officeooo:rsid="00295ae0"/>
    </style:style>
    <style:style style:name="T38" style:family="text">
      <style:text-properties officeooo:rsid="002b0b99"/>
    </style:style>
    <style:style style:name="T39" style:family="text">
      <style:text-properties officeooo:rsid="0034286d"/>
    </style:style>
    <style:style style:name="T40" style:family="text">
      <style:text-properties officeooo:rsid="00401119"/>
    </style:style>
    <style:style style:name="T41" style:family="text">
      <style:text-properties fo:font-weight="bold" style:font-weight-asian="bold" style:font-weight-complex="bold"/>
    </style:style>
    <style:style style:name="T42" style:family="text">
      <style:text-properties style:text-underline-style="solid" style:text-underline-width="auto" style:text-underline-color="font-color" fo:font-weight="bold" officeooo:rsid="0041c3dd" style:font-weight-asian="bold" style:font-weight-complex="bold"/>
    </style:style>
    <style:style style:name="T43" style:family="text">
      <style:text-properties officeooo:rsid="0045cf05"/>
    </style:style>
    <style:style style:name="T44" style:family="text">
      <style:text-properties officeooo:rsid="0047ce54"/>
    </style:style>
    <style:style style:name="T45" style:family="text">
      <style:text-properties officeooo:rsid="004a0785"/>
    </style:style>
    <style:style style:name="T46" style:family="text">
      <style:text-properties officeooo:rsid="0056e2a6"/>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η Εργαστηριακή Άσκηση</text:p>
      <text:p text:style-name="P1"/>
      <text:p text:style-name="P11">Ξηροφώτος Θάνος</text:p>
      <text:p text:style-name="P11"/>
      <text:p text:style-name="P11">758</text:p>
      <text:p text:style-name="P2"/>
      <text:p text:style-name="P2"/>
      <text:p text:style-name="P2"/>
      <text:p text:style-name="P3"><text:span text:style-name="T1">Ζητούμενο</text:span> 0:</text:p>
      <text:p text:style-name="P9">./deviceQuery Starting... </text:p>
      <text:p text:style-name="P9"/>
      <text:p text:style-name="P9"><text:s/>CUDA Device Query (Runtime API) version (CUDART static linking) </text:p>
      <text:p text:style-name="P9"/>
      <text:p text:style-name="P9">Detected 4 CUDA Capable device(s) </text:p>
      <text:p text:style-name="P9"/>
      <text:p text:style-name="P9">Device 0: "GeForce GTX 690" </text:p>
      <text:p text:style-name="P9"><text:s text:c="2"/>CUDA Driver Version / Runtime Version <text:s text:c="9"/>7.0 / 6.5 </text:p>
      <text:p text:style-name="P9"><text:s text:c="2"/>CUDA Capability Major/Minor version number: <text:s text:c="3"/>3.0 </text:p>
      <text:p text:style-name="P9"><text:s text:c="2"/>Total amount of global memory: <text:s text:c="16"/>2048 MBytes (2147287040 bytes) </text:p>
      <text:p text:style-name="P9"><text:s text:c="2"/>( 8) Multiprocessors, (192) CUDA Cores/MP: <text:s text:c="4"/>1536 CUDA Cores </text:p>
      <text:p text:style-name="P9"><text:s text:c="2"/>GPU Clock rate: <text:s text:c="31"/>1020 MHz (1.02 GHz) </text:p>
      <text:p text:style-name="P9"><text:s text:c="2"/>Memory Clock rate: <text:s text:c="28"/>3004 Mhz </text:p>
      <text:p text:style-name="P9"><text:s text:c="2"/>Memory Bus Width: <text:s text:c="29"/>256-bit </text:p>
      <text:p text:style-name="P9"><text:s text:c="2"/>L2 Cache Size: <text:s text:c="32"/>524288 bytes </text:p>
      <text:p text:style-name="P9"><text:s text:c="2"/>Maximum Texture Dimension Size (x,y,z) <text:s text:c="8"/>1D=(65536), 2D=(65536, 65536), 3D=(4096, 4096, 4096) </text:p>
      <text:p text:style-name="P9"><text:s text:c="2"/>Maximum Layered 1D Texture Size, (num) layers <text:s/>1D=(16384), 2048 layers </text:p>
      <text:p text:style-name="P9"><text:s text:c="2"/>Maximum Layered 2D Texture Size, (num) layers <text:s/>2D=(16384, 16384), 2048 layers </text:p>
      <text:p text:style-name="P9"><text:s text:c="2"/>Total amount of constant memory: <text:s text:c="14"/>65536 bytes </text:p>
      <text:p text:style-name="P9"><text:s text:c="2"/>Total amount of shared memory per block: <text:s text:c="6"/>49152 bytes </text:p>
      <text:p text:style-name="P9"><text:s text:c="2"/>Total number of registers available per block: 65536 </text:p>
      <text:p text:style-name="P9"><text:s text:c="2"/>Warp size: <text:s text:c="36"/>32 </text:p>
      <text:p text:style-name="P9"><text:s text:c="2"/>Maximum number of threads per multiprocessor: <text:s/>2048 </text:p>
      <text:p text:style-name="P9"><text:s text:c="2"/>Maximum number of threads per block: <text:s text:c="10"/>1024 </text:p>
      <text:p text:style-name="P9"><text:s text:c="2"/>Max dimension size of a thread block (x,y,z): (1024, 1024, 64) </text:p>
      <text:p text:style-name="P9"><text:s text:c="2"/>Max dimension size of a grid size <text:s text:c="3"/>(x,y,z): (2147483647, 65535, 65535) </text:p>
      <text:p text:style-name="P9"><text:s text:c="2"/>Maximum memory pitch: <text:s text:c="25"/>2147483647 bytes </text:p>
      <text:p text:style-name="P9"><text:s text:c="2"/>Texture alignment: <text:s text:c="28"/>512 bytes </text:p>
      <text:p text:style-name="P9"><text:s text:c="2"/>Concurrent copy and kernel execution: <text:s text:c="9"/>Yes with 1 copy engine(s) </text:p>
      <text:p text:style-name="P9"><text:s text:c="2"/>Run time limit on kernels: <text:s text:c="20"/>No </text:p>
      <text:p text:style-name="P9"><text:s text:c="2"/>Integrated GPU sharing Host Memory: <text:s text:c="11"/>No </text:p>
      <text:p text:style-name="P9"><text:s text:c="2"/>Support host page-locked memory mapping: <text:s text:c="6"/>Yes </text:p>
      <text:p text:style-name="P9"><text:s text:c="2"/>Alignment requirement for Surfaces: <text:s text:c="11"/>Yes </text:p>
      <text:p text:style-name="P9"><text:s text:c="2"/>Device has ECC support: <text:s text:c="23"/>Disabled </text:p>
      <text:p text:style-name="P9"><text:s text:c="2"/>Device supports Unified Addressing (UVA): <text:s text:c="5"/>Yes </text:p>
      <text:p text:style-name="P9"><text:s text:c="2"/>Device PCI Bus ID / PCI location ID: <text:s text:c="10"/>4 / 0 </text:p>
      <text:p text:style-name="P9"><text:soft-page-break/><text:s text:c="2"/>Compute Mode: </text:p>
      <text:p text:style-name="P9"><text:s text:c="5"/>&lt; Default (multiple host threads can use ::cudaSetDevice() with device simultaneously) &gt; </text:p>
      <text:p text:style-name="P9"/>
      <text:p text:style-name="P9">Device 1: "GeForce GTX 690" </text:p>
      <text:p text:style-name="P9"><text:s text:c="2"/>CUDA Driver Version / Runtime Version <text:s text:c="9"/>7.0 / 6.5 </text:p>
      <text:p text:style-name="P9"><text:s text:c="2"/>CUDA Capability Major/Minor version number: <text:s text:c="3"/>3.0 </text:p>
      <text:p text:style-name="P9"><text:s text:c="2"/>Total amount of global memory: <text:s text:c="16"/>2048 MBytes (2147287040 bytes) </text:p>
      <text:p text:style-name="P9"><text:s text:c="2"/>( 8) Multiprocessors, (192) CUDA Cores/MP: <text:s text:c="4"/>1536 CUDA Cores </text:p>
      <text:p text:style-name="P9"><text:s text:c="2"/>GPU Clock rate: <text:s text:c="31"/>1020 MHz (1.02 GHz) </text:p>
      <text:p text:style-name="P9"><text:s text:c="2"/>Memory Clock rate: <text:s text:c="28"/>3004 Mhz </text:p>
      <text:p text:style-name="P9"><text:s text:c="2"/>Memory Bus Width: <text:s text:c="29"/>256-bit </text:p>
      <text:p text:style-name="P9"><text:s text:c="2"/>L2 Cache Size: <text:s text:c="32"/>524288 bytes </text:p>
      <text:p text:style-name="P9"><text:s text:c="2"/>Maximum Texture Dimension Size (x,y,z) <text:s text:c="8"/>1D=(65536), 2D=(65536, 65536), 3D=(4096, 4096, 4096) </text:p>
      <text:p text:style-name="P9"><text:s text:c="2"/>Maximum Layered 1D Texture Size, (num) layers <text:s/>1D=(16384), 2048 layers </text:p>
      <text:p text:style-name="P9"><text:s text:c="2"/>Maximum Layered 2D Texture Size, (num) layers <text:s/>2D=(16384, 16384), 2048 layers </text:p>
      <text:p text:style-name="P9"><text:s text:c="2"/>Total amount of constant memory: <text:s text:c="14"/>65536 bytes </text:p>
      <text:p text:style-name="P9"><text:s text:c="2"/>Total amount of shared memory per block: <text:s text:c="6"/>49152 bytes </text:p>
      <text:p text:style-name="P9"><text:s text:c="2"/>Total number of registers available per block: 65536 </text:p>
      <text:p text:style-name="P9"><text:s text:c="2"/>Warp size: <text:s text:c="36"/>32 </text:p>
      <text:p text:style-name="P9"><text:s text:c="2"/>Maximum number of threads per multiprocessor: <text:s/>2048 </text:p>
      <text:p text:style-name="P9"><text:s text:c="2"/>Maximum number of threads per block: <text:s text:c="10"/>1024 </text:p>
      <text:p text:style-name="P9"><text:s text:c="2"/>Max dimension size of a thread block (x,y,z): (1024, 1024, 64) </text:p>
      <text:p text:style-name="P9"><text:s text:c="2"/>Max dimension size of a grid size <text:s text:c="3"/>(x,y,z): (2147483647, 65535, 65535) </text:p>
      <text:p text:style-name="P9"><text:s text:c="2"/>Maximum memory pitch: <text:s text:c="25"/>2147483647 bytes </text:p>
      <text:p text:style-name="P9"><text:s text:c="2"/>Texture alignment: <text:s text:c="28"/>512 bytes </text:p>
      <text:p text:style-name="P9"><text:s text:c="2"/>Concurrent copy and kernel execution: <text:s text:c="9"/>Yes with 1 copy engine(s) </text:p>
      <text:p text:style-name="P9"><text:s text:c="2"/>Run time limit on kernels: <text:s text:c="20"/>No </text:p>
      <text:p text:style-name="P9"><text:s text:c="2"/>Integrated GPU sharing Host Memory: <text:s text:c="11"/>No </text:p>
      <text:p text:style-name="P9"><text:s text:c="2"/>Support host page-locked memory mapping: <text:s text:c="6"/>Yes </text:p>
      <text:p text:style-name="P9"><text:s text:c="2"/>Alignment requirement for Surfaces: <text:s text:c="11"/>Yes </text:p>
      <text:p text:style-name="P9"><text:s text:c="2"/>Device has ECC support: <text:s text:c="23"/>Disabled </text:p>
      <text:p text:style-name="P9"><text:s text:c="2"/>Device supports Unified Addressing (UVA): <text:s text:c="5"/>Yes </text:p>
      <text:p text:style-name="P9"><text:s text:c="2"/>Device PCI Bus ID / PCI location ID: <text:s text:c="10"/>5 / 0 </text:p>
      <text:p text:style-name="P9"><text:s text:c="2"/>Compute Mode: </text:p>
      <text:p text:style-name="P9"><text:s text:c="5"/>&lt; Default (multiple host threads can use ::cudaSetDevice() with device simultaneously) &gt; </text:p>
      <text:p text:style-name="P9"/>
      <text:p text:style-name="P9">Device 2: "GeForce GTX 690" </text:p>
      <text:p text:style-name="P9"><text:s text:c="2"/>CUDA Driver Version / Runtime Version <text:s text:c="9"/>7.0 / 6.5 </text:p>
      <text:p text:style-name="P9"><text:s text:c="2"/>CUDA Capability Major/Minor version number: <text:s text:c="3"/>3.0 </text:p>
      <text:p text:style-name="P9"><text:s text:c="2"/>Total amount of global memory: <text:s text:c="16"/>2048 MBytes (2147287040 bytes) </text:p>
      <text:p text:style-name="P9"><text:s text:c="2"/>( 8) Multiprocessors, (192) CUDA Cores/MP: <text:s text:c="4"/>1536 CUDA Cores </text:p>
      <text:p text:style-name="P9"><text:s text:c="2"/>GPU Clock rate: <text:s text:c="31"/>1020 MHz (1.02 GHz) </text:p>
      <text:p text:style-name="P9"><text:s text:c="2"/>Memory Clock rate: <text:s text:c="28"/>3004 Mhz </text:p>
      <text:p text:style-name="P9"><text:s text:c="2"/>Memory Bus Width: <text:s text:c="29"/>256-bit </text:p>
      <text:p text:style-name="P9"><text:s text:c="2"/>L2 Cache Size: <text:s text:c="32"/>524288 bytes </text:p>
      <text:p text:style-name="P9"><text:s text:c="2"/>Maximum Texture Dimension Size (x,y,z) <text:s text:c="8"/>1D=(65536), 2D=(65536, 65536), 3D=(4096, 4096, 4096) </text:p>
      <text:p text:style-name="P9"><text:s text:c="2"/>Maximum Layered 1D Texture Size, (num) layers <text:s/>1D=(16384), 2048 layers </text:p>
      <text:p text:style-name="P9"><text:soft-page-break/><text:s text:c="2"/>Maximum Layered 2D Texture Size, (num) layers <text:s/>2D=(16384, 16384), 2048 layers </text:p>
      <text:p text:style-name="P9"><text:s text:c="2"/>Total amount of constant memory: <text:s text:c="14"/>65536 bytes </text:p>
      <text:p text:style-name="P9"><text:s text:c="2"/>Total amount of shared memory per block: <text:s text:c="6"/>49152 bytes </text:p>
      <text:p text:style-name="P9"><text:s text:c="2"/>Total number of registers available per block: 65536 </text:p>
      <text:p text:style-name="P9"><text:s text:c="2"/>Warp size: <text:s text:c="36"/>32 </text:p>
      <text:p text:style-name="P9"><text:s text:c="2"/>Maximum number of threads per multiprocessor: <text:s/>2048 </text:p>
      <text:p text:style-name="P9"><text:s text:c="2"/>Maximum number of threads per block: <text:s text:c="10"/>1024 </text:p>
      <text:p text:style-name="P9"><text:s text:c="2"/>Max dimension size of a thread block (x,y,z): (1024, 1024, 64) </text:p>
      <text:p text:style-name="P9"><text:s text:c="2"/>Max dimension size of a grid size <text:s text:c="3"/>(x,y,z): (2147483647, 65535, 65535) </text:p>
      <text:p text:style-name="P9"><text:s text:c="2"/>Maximum memory pitch: <text:s text:c="25"/>2147483647 bytes </text:p>
      <text:p text:style-name="P9"><text:s text:c="2"/>Texture alignment: <text:s text:c="28"/>512 bytes </text:p>
      <text:p text:style-name="P9"><text:s text:c="2"/>Concurrent copy and kernel execution: <text:s text:c="9"/>Yes with 1 copy engine(s) </text:p>
      <text:p text:style-name="P9"><text:s text:c="2"/>Run time limit on kernels: <text:s text:c="20"/>No </text:p>
      <text:p text:style-name="P9"><text:s text:c="2"/>Integrated GPU sharing Host Memory: <text:s text:c="11"/>No </text:p>
      <text:p text:style-name="P9"><text:s text:c="2"/>Support host page-locked memory mapping: <text:s text:c="6"/>Yes </text:p>
      <text:p text:style-name="P9"><text:s text:c="2"/>Alignment requirement for Surfaces: <text:s text:c="11"/>Yes </text:p>
      <text:p text:style-name="P9"><text:s text:c="2"/>Device has ECC support: <text:s text:c="23"/>Disabled </text:p>
      <text:p text:style-name="P9"><text:s text:c="2"/>Device supports Unified Addressing (UVA): <text:s text:c="5"/>Yes </text:p>
      <text:p text:style-name="P9"><text:s text:c="2"/>Device PCI Bus ID / PCI location ID: <text:s text:c="10"/>8 / 0 </text:p>
      <text:p text:style-name="P9"><text:s text:c="2"/>Compute Mode: </text:p>
      <text:p text:style-name="P9"><text:s text:c="5"/>&lt; Default (multiple host threads can use ::cudaSetDevice() with device simultaneously) &gt; </text:p>
      <text:p text:style-name="P9"/>
      <text:p text:style-name="P9">Device 3: "GeForce GTX 690" </text:p>
      <text:p text:style-name="P9"><text:s text:c="2"/>CUDA Driver Version / Runtime Version <text:s text:c="9"/>7.0 / 6.5 </text:p>
      <text:p text:style-name="P9"><text:s text:c="2"/>CUDA Capability Major/Minor version number: <text:s text:c="3"/>3.0 </text:p>
      <text:p text:style-name="P9"><text:s text:c="2"/>Total amount of global memory: <text:s text:c="16"/>2048 MBytes (2147287040 bytes) </text:p>
      <text:p text:style-name="P9"><text:s text:c="2"/>( 8) Multiprocessors, (192) CUDA Cores/MP: <text:s text:c="4"/>1536 CUDA Cores </text:p>
      <text:p text:style-name="P9"><text:s text:c="2"/>GPU Clock rate: <text:s text:c="31"/>1020 MHz (1.02 GHz) </text:p>
      <text:p text:style-name="P9"><text:s text:c="2"/>Memory Clock rate: <text:s text:c="28"/>3004 Mhz </text:p>
      <text:p text:style-name="P9"><text:s text:c="2"/>Memory Bus Width: <text:s text:c="29"/>256-bit </text:p>
      <text:p text:style-name="P9"><text:s text:c="2"/>L2 Cache Size: <text:s text:c="32"/>524288 bytes </text:p>
      <text:p text:style-name="P9"><text:s text:c="2"/>Maximum Texture Dimension Size (x,y,z) <text:s text:c="8"/>1D=(65536), 2D=(65536, 65536), 3D=(4096, 4096, 4096) </text:p>
      <text:p text:style-name="P9"><text:s text:c="2"/>Maximum Layered 1D Texture Size, (num) layers <text:s/>1D=(16384), 2048 layers </text:p>
      <text:p text:style-name="P9"><text:s text:c="2"/>Maximum Layered 2D Texture Size, (num) layers <text:s/>2D=(16384, 16384), 2048 layers </text:p>
      <text:p text:style-name="P9"><text:s text:c="2"/>Total amount of constant memory: <text:s text:c="14"/>65536 bytes </text:p>
      <text:p text:style-name="P9"><text:s text:c="2"/>Total amount of shared memory per block: <text:s text:c="6"/>49152 bytes </text:p>
      <text:p text:style-name="P9"><text:s text:c="2"/>Total number of registers available per block: 65536 </text:p>
      <text:p text:style-name="P9"><text:s text:c="2"/>Warp size: <text:s text:c="36"/>32 </text:p>
      <text:p text:style-name="P9"><text:s text:c="2"/>Maximum number of threads per multiprocessor: <text:s/>2048 </text:p>
      <text:p text:style-name="P9"><text:s text:c="2"/>Maximum number of threads per block: <text:s text:c="10"/>1024 </text:p>
      <text:p text:style-name="P9"><text:s text:c="2"/>Max dimension size of a thread block (x,y,z): (1024, 1024, 64) </text:p>
      <text:p text:style-name="P9"><text:s text:c="2"/>Max dimension size of a grid size <text:s text:c="3"/>(x,y,z): (2147483647, 65535, 65535) </text:p>
      <text:p text:style-name="P9"><text:s text:c="2"/>Maximum memory pitch: <text:s text:c="25"/>2147483647 bytes </text:p>
      <text:p text:style-name="P9"><text:s text:c="2"/>Texture alignment: <text:s text:c="28"/>512 bytes </text:p>
      <text:p text:style-name="P9"><text:s text:c="2"/>Concurrent copy and kernel execution: <text:s text:c="9"/>Yes with 1 copy engine(s) </text:p>
      <text:p text:style-name="P9"><text:s text:c="2"/>Run time limit on kernels: <text:s text:c="20"/>No </text:p>
      <text:p text:style-name="P9"><text:s text:c="2"/>Integrated GPU sharing Host Memory: <text:s text:c="11"/>No </text:p>
      <text:p text:style-name="P9"><text:s text:c="2"/>Support host page-locked memory mapping: <text:s text:c="6"/>Yes </text:p>
      <text:p text:style-name="P9"><text:soft-page-break/><text:s text:c="2"/>Alignment requirement for Surfaces: <text:s text:c="11"/>Yes </text:p>
      <text:p text:style-name="P9"><text:s text:c="2"/>Device has ECC support: <text:s text:c="23"/>Disabled </text:p>
      <text:p text:style-name="P9"><text:s text:c="2"/>Device supports Unified Addressing (UVA): <text:s text:c="5"/>Yes </text:p>
      <text:p text:style-name="P9"><text:s text:c="2"/>Device PCI Bus ID / PCI location ID: <text:s text:c="10"/>9 / 0 </text:p>
      <text:p text:style-name="P9"><text:s text:c="2"/>Compute Mode: </text:p>
      <text:p text:style-name="P9"><text:s text:c="5"/>&lt; Default (multiple host threads can use ::cudaSetDevice() with device simultaneously) &gt; </text:p>
      <text:p text:style-name="P9">&gt; Peer access from GeForce GTX 690 (GPU0) -&gt; GeForce GTX 690 (GPU1) : Yes </text:p>
      <text:p text:style-name="P9">&gt; Peer access from GeForce GTX 690 (GPU0) -&gt; GeForce GTX 690 (GPU2) : Yes </text:p>
      <text:p text:style-name="P9">&gt; Peer access from GeForce GTX 690 (GPU0) -&gt; GeForce GTX 690 (GPU3) : Yes </text:p>
      <text:p text:style-name="P9">&gt; Peer access from GeForce GTX 690 (GPU1) -&gt; GeForce GTX 690 (GPU1) : No </text:p>
      <text:p text:style-name="P9">&gt; Peer access from GeForce GTX 690 (GPU1) -&gt; GeForce GTX 690 (GPU2) : Yes </text:p>
      <text:p text:style-name="P9">&gt; Peer access from GeForce GTX 690 (GPU1) -&gt; GeForce GTX 690 (GPU3) : Yes </text:p>
      <text:p text:style-name="P9">&gt; Peer access from GeForce GTX 690 (GPU2) -&gt; GeForce GTX 690 (GPU1) : Yes </text:p>
      <text:p text:style-name="P9">&gt; Peer access from GeForce GTX 690 (GPU2) -&gt; GeForce GTX 690 (GPU2) : No </text:p>
      <text:p text:style-name="P9">&gt; Peer access from GeForce GTX 690 (GPU2) -&gt; GeForce GTX 690 (GPU3) : Yes </text:p>
      <text:p text:style-name="P9">&gt; Peer access from GeForce GTX 690 (GPU1) -&gt; GeForce GTX 690 (GPU0) : Yes </text:p>
      <text:p text:style-name="P9">&gt; Peer access from GeForce GTX 690 (GPU1) -&gt; GeForce GTX 690 (GPU1) : No </text:p>
      <text:p text:style-name="P9">&gt; Peer access from GeForce GTX 690 (GPU1) -&gt; GeForce GTX 690 (GPU2) : Yes </text:p>
      <text:p text:style-name="P9">&gt; Peer access from GeForce GTX 690 (GPU2) -&gt; GeForce GTX 690 (GPU0) : Yes </text:p>
      <text:p text:style-name="P9">&gt; Peer access from GeForce GTX 690 (GPU2) -&gt; GeForce GTX 690 (GPU1) : Yes </text:p>
      <text:p text:style-name="P9">&gt; Peer access from GeForce GTX 690 (GPU2) -&gt; GeForce GTX 690 (GPU2) : No </text:p>
      <text:p text:style-name="P9">&gt; Peer access from GeForce GTX 690 (GPU3) -&gt; GeForce GTX 690 (GPU0) : Yes </text:p>
      <text:p text:style-name="P9">&gt; Peer access from GeForce GTX 690 (GPU3) -&gt; GeForce GTX 690 (GPU1) : Yes </text:p>
      <text:p text:style-name="P9">&gt; Peer access from GeForce GTX 690 (GPU3) -&gt; GeForce GTX 690 (GPU2) : Yes </text:p>
      <text:p text:style-name="P9"/>
      <text:p text:style-name="P9">deviceQuery, CUDA Driver = CUDART, CUDA Driver Version = 7.0, CUDA Runtime Version = 6.5, NumDevs = 4, Device0 = GeForce GTX 690, Device1 = GeForce GTX 690, Device2 = GeForce GTX 690, Device3 = GeForce GTX 690 </text:p>
      <text:p text:style-name="P9">Result = PASS </text:p>
      <text:p text:style-name="P9"/>
      <text:p text:style-name="P9"/>
      <text:p text:style-name="P9"/>
      <text:p text:style-name="P4">Ζητούμενο 2<text:span text:style-name="T31">o</text:span>:</text:p>
      <text:p text:style-name="P6"/>
      <text:p text:style-name="P9"/>
      <text:p text:style-name="P9"/>
      <text:p text:style-name="P5">Ζητούμενο <text:span text:style-name="T2">3o</text:span>:</text:p>
      <text:p text:style-name="P7">α)</text:p>
      <text:p text:style-name="P12">Κάνοντας δοκιμές παρατηρώ ότι στον inf-mars2 <text:span text:style-name="T3">οι πίνακες γεμίζουν κανονικά μέχρι και για 32 * 32 =1024 μέγεθος .Από εκεί και πάνω παρουσιάζονται σφάλματα και αυτό είναι λογικό αφού απο το deviceQuery βλέπως πως ο <text:s/>μέγιστος αριθμός thread ανα block που υποστηρίζεται είναι 1024 .</text:span></text:p>
      <text:p text:style-name="P12"/>
      <text:p text:style-name="P8">β)</text:p>
      <text:p text:style-name="Standard"><text:span text:style-name="T5">Για σταθερό μέ</text:span><text:span text:style-name="T7">γ</text:span><text:span text:style-name="T5">εθος εικόνας 32*32 καταγράφοντας την ακρίβεια σε σχέση με το filter radius στο αρχείο Max_accuracy.txt παρατηρώ </text:span><text:span text:style-name="T6">ότι την μέγιστη ακρίβεια την έχω για </text:span><text:soft-page-break/><text:span text:style-name="T6">filter radius = 1</text:span><text:span text:style-name="T8">3</text:span><text:span text:style-name="T6"> και είναι <text:s/></text:span><text:span text:style-name="T8">1</text:span><text:span text:style-name="T6">,</text:span><text:span text:style-name="T8">5</text:span><text:span text:style-name="T6">. </text:span><text:span text:style-name="T8">(Οι αριθμοί πάνω από το 1 <text:s/>που δεν εμφανίζονται είναι το 1.5)</text:span></text:p>
      <text:p text:style-name="P48"><draw:frame draw:style-name="fr1" draw:name="Object1" text:anchor-type="paragraph" svg:x="-0.8354in" svg:y="0.2681in" svg:width="8.4984in" svg:height="3.7866in" draw:z-index="0"><draw:object xlink:href="./Object 1" xlink:type="simple" xlink:show="embed" xlink:actuate="onLoad"/><draw:image xlink:href="./ObjectReplacements/Object 1" xlink:type="simple" xlink:show="embed" xlink:actuate="onLoad"/></draw:frame></text:p>
      <text:p text:style-name="P49"/>
      <text:p text:style-name="P49"/>
      <text:p text:style-name="Standard"/>
      <text:p text:style-name="P13">Ζητούμενο 4o:</text:p>
      <text:p text:style-name="P29">Δεδομένου ότι ένα block μπορεί να υποστηρίξει 32*32 μέγεθος εικόνας <text:s/>ελέγχω αν η εικόνα που δώσαμε στην είσοδο <text:s/>είναι &gt;32*32 και αν ναι , αυξάνω τον αριθμό των block. </text:p>
      <text:p text:style-name="P41"><text:span text:style-name="T30">Το νεο μέγεθος εικόνας που μπορεί να υποστηριχτεί είναι μέχρι και 8192 * 8192 = </text:span><text:span text:style-name="T32">67108864.</text:span></text:p>
      <text:p text:style-name="P15"/>
      <text:p text:style-name="P14">Ζητούμενο <text:span text:style-name="T36">5</text:span>o:</text:p>
      <text:p text:style-name="P16">α) <text:span text:style-name="T9">Χρησιμοποιόντας το script find_radius.sh στο οποίο κρατάω σταθερό το μέγεθος εικόνας στα 8192 * 8192 και αυξάνοντας το filter_radius , καταγράφω τα αποτελέσματα στο Max_accuracy_radius.</text:span><text:span text:style-name="T10">Παρατηρόντας τ</text:span><text:span text:style-name="T11">α</text:span><text:span text:style-name="T10"> παρακάτω δι</text:span><text:span text:style-name="T11">αγράμματα (2 διαγραμμάτα το 1ο είναι για filter radius απο 1 εως 15 σε λογαριθμική κλίμακα και το 2ο για filter radius απο 16 εως 2048 )</text:span><text:span text:style-name="T10"> βλέπω πως </text:span><text:span text:style-name="T11">όσο </text:span><text:span text:style-name="T10">μεγαλώνει το filter radius τόσο μειώνεται η ακρίβεια δηλαδή το accuracy αυξάνει.Ο λόγος που συμβαίνει αυτό προκύπτει από το ότι όσο μεγαλώνει το radius μεγαλώνει και το μέγεθος του φίλτρου και άρα όλο και περισσότερα στοιχεία του φίλτρου(διανύσματος) βγαίνουν εκτός ορίων της αρχικής εικόνας </text:span></text:p>
      <text:p text:style-name="P16"/>
      <text:p text:style-name="P16"><draw:frame draw:style-name="fr1" draw:name="Object3" text:anchor-type="paragraph" svg:x="-0.5098in" svg:y="-0.6791in" svg:width="7.8102in" svg:height="5.6957in" draw:z-index="1"><draw:object xlink:href="./Object 3" xlink:type="simple" xlink:show="embed" xlink:actuate="onLoad"/><draw:image xlink:href="./ObjectReplacements/Object 3" xlink:type="simple" xlink:show="embed" xlink:actuate="onLoad"/></draw:frame><draw:frame draw:style-name="fr1" draw:name="Object4" text:anchor-type="paragraph" svg:x="-0.7909in" svg:y="5.3807in" svg:width="8.0283in" svg:height="4.7366in" draw:z-index="2"><draw:object xlink:href="./Object 4" xlink:type="simple" xlink:show="embed" xlink:actuate="onLoad"/><draw:image xlink:href="./ObjectReplacements/Object 4" xlink:type="simple" xlink:show="embed" xlink:actuate="onLoad"/></draw:frame><text:soft-page-break/></text:p>
      <text:p text:style-name="P18"><text:soft-page-break/></text:p>
      <text:p text:style-name="P19"><text:span text:style-name="T10">Τρέχοντας τα πειράματα π</text:span><text:span text:style-name="T4">αρατηρώ </text:span><text:span text:style-name="T10">επίσης </text:span><text:span text:style-name="T4">ότι όσο αυξάνει το filter radius ο χρόνος για το CPU computation αυξάνει αισθητά.</text:span></text:p>
      <text:p text:style-name="P14"/>
      <text:p text:style-name="P16">β)<text:span text:style-name="T4"> Κρατόντας την ακτίνα του φίλτρου 16 και χρησιμοποιόντας το script </text:span><text:span text:style-name="T12">find_execution_time</text:span><text:span text:style-name="T4">.sh για να ανεβάζω </text:span><text:span text:style-name="T12">διαδοχικά <text:s/></text:span><text:span text:style-name="T4">το μέγεθος της εικόνας προκύπτ</text:span><text:span text:style-name="T12">ουν οι χρόνοι που βρίσκονται στο αρχείο Xronoi_Ekteleshs.txt.Συγκεντρώνοντας τους προκύπτει τα κάτωθι γραφήματα.</text:span></text:p>
      <text:p text:style-name="P16"><text:span text:style-name="T12"/></text:p>
      <text:p text:style-name="P16"><text:span text:style-name="T12"/></text:p>
      <text:p text:style-name="P31"><draw:frame draw:style-name="fr1" draw:name="Object2" text:anchor-type="paragraph" svg:x="-0.6in" svg:y="0.0374in" svg:width="7.8189in" svg:height="4.9283in" draw:z-index="3"><draw:object xlink:href="./Object 2" xlink:type="simple" xlink:show="embed" xlink:actuate="onLoad"/><draw:image xlink:href="./ObjectReplacements/Object 2" xlink:type="simple" xlink:show="embed" xlink:actuate="onLoad"/></draw:frame>Το παραπάνω γράφημα δείχνει τον χρόνο <text:span text:style-name="T37">εκτέλεσης</text:span> <text:span text:style-name="T37">της</text:span> CPU <text:span text:style-name="T37">συγκριτικά με το μέγεθος εικόνας και με σταθερό φίλτρο 16.</text:span></text:p>
      <text:p text:style-name="P30">Διευκρινίζω ότι στον άξονα χ που είναι οι αναλύσεις το βήμα αύξησης είναι κατά 100 *100 <text:s/>και όταν φτάσει στα 2692 * 2692 το βήμα γίνετε κατα 500.</text:p>
      <text:p text:style-name="P30"/>
      <text:p text:style-name="P30"/>
      <text:p text:style-name="P30"/>
      <text:p text:style-name="P30"/>
      <text:p text:style-name="P30"/>
      <text:p text:style-name="P33"><draw:frame draw:style-name="fr1" draw:name="Object5" text:anchor-type="paragraph" svg:x="-0.6957in" svg:y="-0.4972in" svg:width="7.7902in" svg:height="4.2665in" draw:z-index="4"><draw:object xlink:href="./Object 5" xlink:type="simple" xlink:show="embed" xlink:actuate="onLoad"/><draw:image xlink:href="./ObjectReplacements/Object 5" xlink:type="simple" xlink:show="embed" xlink:actuate="onLoad"/></draw:frame><text:soft-page-break/>Το παραπάνω γράφημα δείχνει τον χρόνο εκτέλεσης στην GPU σε σχέση με το μέγεθος της εικόνας πάλι και με σταθερό φίλτρο 16.</text:p>
      <text:p text:style-name="P33"><text:span text:style-name="T38">To κάτω διάγραμμα έχει συγκριτικά και τους δυο χρόνους εκτέλεσης .</text:span></text:p>
      <text:p text:style-name="P32"><draw:frame draw:style-name="fr1" draw:name="Object6" text:anchor-type="paragraph" svg:x="-0.5917in" svg:y="0.4598in" svg:width="8.1083in" svg:height="5.0764in" draw:z-index="5"><draw:object xlink:href="./Object 6" xlink:type="simple" xlink:show="embed" xlink:actuate="onLoad"/><draw:image xlink:href="./ObjectReplacements/Object 6" xlink:type="simple" xlink:show="embed" xlink:actuate="onLoad"/></draw:frame></text:p>
      <text:p text:style-name="P32"/>
      <text:p text:style-name="P26"><text:soft-page-break/></text:p>
      <text:p text:style-name="P27">Για σταθερή εικόνα:</text:p>
      <text:p text:style-name="P34">Χρησιμοποιόντας το script <text:s/>find_execution_time_with_steady_imagesize.sh όπου κρατάω σταθερό το μέγεθος της εικόνας στα 8192 * 8192 και αυξάνοντας το filter radius με βήμα 2 ^ j για j από 0 εως 7 (γιατί παραπάνω ο χρόνος που απασχολώ την CPU ξεφεύγει αρκετά) ,παρατηρόντας <text:s/>τα αποτελέσματα στο αρχείο Xronoi_Ekteleshs_me_stathero_imagesize.txt έχω:</text:p>
      <text:p text:style-name="P34"/>
      <text:p text:style-name="P35">Για την CPU:</text:p>
      <text:p text:style-name="P35"/>
      <text:p text:style-name="P35"><draw:frame draw:style-name="fr1" draw:name="Object7" text:anchor-type="paragraph" svg:x="-0.7874in" svg:y="0.0016in" svg:width="8.4181in" svg:height="5.7244in" draw:z-index="6"><draw:object xlink:href="./Object 7" xlink:type="simple" xlink:show="embed" xlink:actuate="onLoad"/><draw:image xlink:href="./ObjectReplacements/Object 7" xlink:type="simple" xlink:show="embed" xlink:actuate="onLoad"/></draw:frame></text:p>
      <text:p text:style-name="P35"/>
      <text:p text:style-name="P35"/>
      <text:p text:style-name="P35"/>
      <text:p text:style-name="P35"/>
      <text:p text:style-name="P35">Και για την GPU <text:s/>:</text:p>
      <text:p text:style-name="P36"><draw:frame draw:style-name="fr2" draw:name="Object8" text:anchor-type="paragraph" svg:width="8.4984in" svg:height="4.7035in" draw:z-index="7"><draw:object xlink:href="./Object 8" xlink:type="simple" xlink:show="embed" xlink:actuate="onLoad"/><draw:image xlink:href="./ObjectReplacements/Object 8" xlink:type="simple" xlink:show="embed" xlink:actuate="onLoad"/></draw:frame><text:soft-page-break/></text:p>
      <text:p text:style-name="P36">Και συγκριτικά οι χρόνοι της <text:s/>CPU – GPU όσο αυξάνει το filter radius:</text:p>
      <text:p text:style-name="P26"><draw:frame draw:style-name="fr1" draw:name="Object9" text:anchor-type="paragraph" svg:x="-0.7874in" svg:y="0.7244in" svg:width="8.4984in" svg:height="4.5256in" draw:z-index="8"><draw:object xlink:href="./Object 9" xlink:type="simple" xlink:show="embed" xlink:actuate="onLoad"/><draw:image xlink:href="./ObjectReplacements/Object 9" xlink:type="simple" xlink:show="embed" xlink:actuate="onLoad"/></draw:frame></text:p>
      <text:p text:style-name="P26"/>
      <text:p text:style-name="P26"><text:soft-page-break/>Zητούμενο 6:</text:p>
      <text:p text:style-name="P46"><text:span text:style-name="T18">Κατά το compilation του νέου κώδικα</text:span><text:span text:style-name="T19"> </text:span><text:span text:style-name="T18">όπου έγινε μετατροπή των float αριθμών σε double </text:span><text:span text:style-name="T19">και με επιλογές <text:s/>arch=compute_30,code=sm_30 </text:span><text:span text:style-name="T18">δεν εμφανίστηκε κάποιο επιπρόσθετο warning.</text:span><text:span text:style-name="T19">Σε προηγούμενες μικροαρχιτεκτονικές όπως η Fermi αν δεν άλλαζα τις επιλογές σε </text:span><text:span text:style-name="T33"><text:s/></text:span><text:span text:style-name="T34">arch=compute_20 οι double θα υποβιβάζονταν σε float αλλά αυτό το πρόβλημα δεν υπάρχει σε κάρτες που έχουν Κepler αρχιτεκτονικές όπως η <text:s/></text:span><text:span text:style-name="T35">GeForce GTX 690 </text:span><text:span text:style-name="T34">που τρέχει στον inf-mars2.</text:span></text:p>
      <text:p text:style-name="P46"><text:span text:style-name="T34"/></text:p>
      <text:p text:style-name="P45">Για σταθερή εικόνα:</text:p>
      <text:p text:style-name="P42">Κρατώντας σταθερό το <text:s/>μέγεθος εικόνας στα 8192 * 8192 και κάνοντας χρήση του script find_execution_time_with_steady_imagesize_DOUBLES.sh που αυξάνει το filter radius <text:span text:style-name="T39">(φτάνω μέχρι ακτίνα 64 γιατί για παραπάνω ο χρόνος χρήσης της Cpu γιγαντώνεται)</text:span>,<text:span text:style-name="T39">καταγράφω τα αποτελέσματα στα Xronoi_Ekteleshs_CPU_double_steady_image_size.txt και Xronoi_Ekteleshs_GPU_double_steady_image_size.txt.Από αυτές τις τιμές προκύπτουν τα παρακάτω διαγράμματα.</text:span></text:p>
      <text:p text:style-name="P43">Για CPU:</text:p>
      <text:p text:style-name="P43"/>
      <text:p text:style-name="P43"><draw:frame draw:style-name="fr2" draw:name="Object10" text:anchor-type="paragraph" svg:width="8.4984in" svg:height="4.9311in" draw:z-index="9"><draw:object xlink:href="./Object 10" xlink:type="simple" xlink:show="embed" xlink:actuate="onLoad"/><draw:image xlink:href="./ObjectReplacements/Object 10" xlink:type="simple" xlink:show="embed" xlink:actuate="onLoad"/></draw:frame></text:p>
      <text:p text:style-name="P43"><text:soft-page-break/></text:p>
      <text:p text:style-name="P43"/>
      <text:p text:style-name="P44">Για την GPU:</text:p>
      <text:p text:style-name="P44"/>
      <text:p text:style-name="P44"><draw:frame draw:style-name="fr2" draw:name="Object11" text:anchor-type="paragraph" svg:width="8.4984in" svg:height="4.6335in" draw:z-index="10"><draw:object xlink:href="./Object 11" xlink:type="simple" xlink:show="embed" xlink:actuate="onLoad"/><draw:image xlink:href="./ObjectReplacements/Object 11" xlink:type="simple" xlink:show="embed" xlink:actuate="onLoad"/></draw:frame>Συγκριτικά οι χρόνοι για Cpu – Gpu :</text:p>
      <text:p text:style-name="P44"><draw:frame draw:style-name="fr1" draw:name="Object12" text:anchor-type="paragraph" svg:x="-0.3028in" svg:y="0.5165in" svg:width="7.6272in" svg:height="3.5335in" draw:z-index="11"><draw:object xlink:href="./Object 12" xlink:type="simple" xlink:show="embed" xlink:actuate="onLoad"/><draw:image xlink:href="./ObjectReplacements/Object 12" xlink:type="simple" xlink:show="embed" xlink:actuate="onLoad"/></draw:frame></text:p>
      <text:p text:style-name="P44"/>
      <text:p text:style-name="P44"><text:soft-page-break/></text:p>
      <text:p text:style-name="P28">Για σταθερό φίλτρο:</text:p>
      <text:p text:style-name="P17"><text:span text:style-name="T4">Κρατόντας την ακτίνα του φίλτρου 16 και χρησιμοποιόντας το script </text:span><text:span text:style-name="T13">find_execution_time_with_steady_filter_DOUBLES.sh</text:span><text:span text:style-name="T4"> για να ανεβάζω </text:span><text:span text:style-name="T12">διαδοχικά <text:s/></text:span><text:span text:style-name="T4">το μέγεθος της εικόνας προκύπτ</text:span><text:span text:style-name="T12">ουν οι χρόνοι που βρίσκονται στ</text:span><text:span text:style-name="T13">α</text:span><text:span text:style-name="T12"> αρχεί</text:span><text:span text:style-name="T13">α</text:span><text:span text:style-name="T12"> </text:span><text:span text:style-name="T14">Xronoi_Ekteleshs_CPU_double_steady_filter.txt και Xronoi_Ekteleshs_GPU_double_steady_filter.txt</text:span><text:span text:style-name="T12">.Συγκεντρώνοντας τους προκύπτει τα κάτωθι γραφήματα.</text:span></text:p>
      <text:p text:style-name="P17"/>
      <text:p text:style-name="P17"><text:span text:style-name="T12"/></text:p>
      <text:p text:style-name="P20"><text:span text:style-name="T12">Γ</text:span><text:span text:style-name="T4">ια CPU:</text:span></text:p>
      <text:p text:style-name="P20"><text:span text:style-name="T4"/></text:p>
      <text:p text:style-name="P20"/>
      <text:p text:style-name="P20"/>
      <text:p text:style-name="P20"><draw:frame draw:style-name="fr3" draw:name="Object13" text:anchor-type="paragraph" svg:width="8.5in" svg:height="4.1528in" draw:z-index="12"><draw:object xlink:href="./Object 13" xlink:type="simple" xlink:show="embed" xlink:actuate="onLoad"/><draw:image xlink:href="./ObjectReplacements/Object 13" xlink:type="simple" xlink:show="embed" xlink:actuate="onLoad"/></draw:frame></text:p>
      <text:p text:style-name="P20"><text:span text:style-name="T4">Υπάρχει ένα πρόβλημα <text:s/>με την απεικόνηση των αριθμών κάτω του 0.01 καθώς τους δείχνει όλους 0.(στο </text:span><text:span text:style-name="T15"><text:s/>metriseis_6o_erwthma.ods <text:s/>αρχείο</text:span><text:span text:style-name="T4"> </text:span><text:span text:style-name="T15">όπου είναι κρατημένες οι μετρήσεις </text:span><text:span text:style-name="T4"><text:s/>οι αριθμοί απεικονίζονται κανονικά οπότε θα το </text:span><text:span text:style-name="T15">βάλω και αυτό μέσα στα αρχεία της εργασίας)</text:span></text:p>
      <text:p text:style-name="P20"/>
      <text:p text:style-name="P20"/>
      <text:p text:style-name="P20"/>
      <text:p text:style-name="P21"><text:soft-page-break/><text:span text:style-name="T4">Για την GPU:</text:span></text:p>
      <text:p text:style-name="P21"><draw:frame draw:style-name="fr2" draw:name="Object14" text:anchor-type="paragraph" svg:width="8.1929in" svg:height="3.972in" draw:z-index="13"><draw:object xlink:href="./Object 14" xlink:type="simple" xlink:show="embed" xlink:actuate="onLoad"/><draw:image xlink:href="./ObjectReplacements/Object 14" xlink:type="simple" xlink:show="embed" xlink:actuate="onLoad"/></draw:frame><text:span text:style-name="T4">To ίδιο πρόβλημα με παραπάνω για αριθμούς κάτω του 0.01 το πρόγραμμα δεν μπορεί να τους απεικονίσει .</text:span></text:p>
      <text:p text:style-name="P22"><text:span text:style-name="T4">Συγκριτικά CPU – GPU :</text:span></text:p>
      <text:p text:style-name="P22"/>
      <text:p text:style-name="P22"><draw:frame draw:style-name="fr3" draw:name="Object15" text:anchor-type="paragraph" svg:width="8.4984in" svg:height="4.1339in" draw:z-index="14"><draw:object xlink:href="./Object 15" xlink:type="simple" xlink:show="embed" xlink:actuate="onLoad"/><draw:image xlink:href="./ObjectReplacements/Object 15" xlink:type="simple" xlink:show="embed" xlink:actuate="onLoad"/></draw:frame></text:p>
      <text:p text:style-name="P23"><text:soft-page-break/><text:span text:style-name="T4">Παρατηρώ ότι με αυξανόμενο filter radius οι χρόνοι της CPU ενώ αρχικά είναι σχετικά κοντά με αυτούς της GPU όσο το φίλτρο μεγαλώνει γιγαντώνεται <text:s/>η διαφορά τους, με την CPU <text:s/>να φτάνει </text:span><text:span text:style-name="T16">σε χρόνους 26 φορές μεγαλύτερους απο αυτούς της</text:span><text:span text:style-name="T4"> GPU.</text:span><text:span text:style-name="T16">Για σταθερή ακτίνα φίλτρου αλλά αυξανόμενο μέγεθος εικόνας <text:s/>η CPU ξεκινάει να έχει καλύτερες επειδόσεις αρχικά αλλά όσο μεγαλώνει η εικόνα η GPU πετυχαίνει πολύ καλύτερους χρόνους και εκεί.Είναι φανερό ότι η GPU χειρίζεται πολύ πιο γρήγορα αυτή ν την κλίμάκωση στα δυο μεγέθη.</text:span></text:p>
      <text:p text:style-name="P23"/>
      <text:p text:style-name="P24"><text:span text:style-name="T40">Zητούμενο 7:</text:span></text:p>
      <text:p text:style-name="P37"/>
      <text:p text:style-name="P37"><text:span text:style-name="T42">α)</text:span></text:p>
      <text:p text:style-name="P38">Το πόσες φορες θα διαβάζεται κάθε στοιχείο εξαρτάται απο την θέση του στον πίνακα.</text:p>
      <text:p text:style-name="P38">Π.χ για filter_radius = 2 οι 2 <text:s/>ακριανές γραμμές και στήλες (οι δυο πιο εξωτερικές <text:span text:style-name="T44">και από τις 4 πλευρές του πίνακα</text:span> ) θα διαβάζονται διαφορετικές φορές απ<text:span text:style-name="T43">ο ότι οι πιο μέσα γραμμές και στήλες.</text:span></text:p>
      <text:p text:style-name="P39">Γενικότερα γ<text:span text:style-name="T45">ια</text:span> τα στοιχεία στις γραμμές – στήλες εντός του<text:span text:style-name="T41"> filter radius</text:span> </text:p>
      <text:list xml:id="list7204293495172336760" text:style-name="L1">
        <text:list-item>
          <text:p text:style-name="P52"><text:span text:style-name="T21">Τ</text:span><text:span text:style-name="T17">α στοιχεία διαβάζονται </text:span><text:span text:style-name="T26">filter_radius + |d| </text:span><text:span text:style-name="T28">+ 1</text:span><text:span text:style-name="T17"> όπου d η απόσταση του στοιχείου που εξετάζουμε απο την άκρη του πίνακα </text:span><text:span text:style-name="T21">και πάντα το d &lt; = filter radius</text:span></text:p>
          <text:p text:style-name="P53"><text:span text:style-name="T17">π.χ για ενα πίνακα 8χ8 με filter radius 2 το στοιχείο (0,0) όπως και το στοιχείο (0,7) θα διαβαστούν 2 +0 +1 =3 κατα γραμμές (γιατί η απόσταση απο την άκρη του πίνακα κατά γραμμές είναι 0 αφού είναι το πρώτο και το τελευταίο στοιχείο αντίστοιχα) + 2 +0 +1 =3 κατα στήλες και άρα 6 φορές στο σύνολο.Για τα στοιχεία (0,1) και (0,6) με d = 1 ( d &gt;= filter radius (αρα ισχύει η συνθήκη) ) τα στοιχεία θα διαβαστούν 2 + 1 +1 =4 κατα γραμμές και 2+0+1 =3 κατά στήλες.</text:span></text:p>
        </text:list-item>
        <text:list-item>
          <text:p text:style-name="P53"><text:span text:style-name="T17">Τα υπόλοιπα στοιχεία που d &gt; filter radius διαβάζονται </text:span><text:span text:style-name="T27">filter length.</text:span></text:p>
        </text:list-item>
      </text:list>
      <text:p text:style-name="P47"><text:span text:style-name="T20">Για το φίλτρο ισχύει ότ</text:span><text:span text:style-name="T22">ι:</text:span></text:p>
      <text:list xml:id="list6968540699052208403" text:style-name="L2">
        <text:list-item>
          <text:p text:style-name="P54"><text:span text:style-name="T17"><text:s/></text:span><text:span text:style-name="T23">Τ</text:span><text:span text:style-name="T17">α ακριανά στοιχεία του πίνακα </text:span><text:span text:style-name="T24">(για d =1)</text:span><text:span text:style-name="T17"> θα προσπελάσουν filter_radius + 1 στοιχεία του φίλτρου.Άρα <text:s text:c="2"/></text:span><text:span text:style-name="T23">(</text:span><text:span text:style-name="T17">Ν <text:s/>+ (Ν-1) + (Ν-1) + (Ν-2)</text:span><text:span text:style-name="T23">)</text:span><text:span text:style-name="T17"> * <text:s/>filter_radius + 1 όπου Ν </text:span><text:span text:style-name="T23">ο αριθμός των </text:span><text:span text:style-name="T17"><text:s/></text:span><text:span text:style-name="T23">ακριανών</text:span><text:span text:style-name="T17"> στοιχεί</text:span><text:span text:style-name="T23">ων</text:span><text:span text:style-name="T17">(νήματα) του πίνακα .</text:span><text:span text:style-name="T23">Για </text:span><text:span text:style-name="T25">d</text:span><text:span text:style-name="T23"> </text:span><text:span text:style-name="T25">&lt;</text:span><text:span text:style-name="T23"> </text:span><text:span text:style-name="T17"><text:s/>filter_radius + 1 <text:s/></text:span><text:span text:style-name="T23">το φίλτρο θα προσπελαστεί </text:span><text:span text:style-name="T25">Σ</text:span><text:span text:style-name="T23"> </text:span><text:span text:style-name="T25">(</text:span><text:span text:style-name="T23">((Ν-</text:span><text:span text:style-name="T24">d</text:span><text:span text:style-name="T23">) + (Ν-</text:span><text:span text:style-name="T24">d+1</text:span><text:span text:style-name="T23">) + (Ν-</text:span><text:span text:style-name="T24">d+1</text:span><text:span text:style-name="T23">) + ( Ν-</text:span><text:span text:style-name="T24">d+2</text:span><text:span text:style-name="T23">) ) * filter_radius+</text:span><text:span text:style-name="T24">d</text:span><text:span text:style-name="T25">)</text:span><text:span text:style-name="T23"> όπου Ν ο αριθμός των στοιχείων </text:span><text:span text:style-name="T25">που απέχουν d απο τις άκρες του πίνακα</text:span><text:bookmark-start text:name="__DdeLink__878_495504399"/></text:p>
        </text:list-item>
        <text:list-item>
          <text:p text:style-name="P55"><text:bookmark-end text:name="__DdeLink__878_495504399"/><text:span text:style-name="T17">Tα στοιχεία </text:span><text:span text:style-name="T25">Ν </text:span><text:span text:style-name="T17">που απέχουν </text:span><text:span text:style-name="T25"><text:s/>d &gt;</text:span><text:span text:style-name="T17"> </text:span><text:span text:style-name="T22"><text:s/>filter_radius + 1 </text:span><text:span text:style-name="T25">θα προσπελάσουν Ν*Ν φορές όλα τα στοιχεία του φίλτρου.</text:span></text:p>
        </text:list-item>
      </text:list>
      <text:p text:style-name="P51"/>
      <text:p text:style-name="P50"><text:span text:style-name="T29">β) </text:span><text:span text:style-name="T17">Ο λόγος προσπελάσεων μνήμης προς πράξεις κινητής υποδιαστολής είναι </text:span></text:p>
      <text:p text:style-name="P50"><text:span text:style-name="T17">(προσπέλαση του h_Src + προσπέλαση για h_Filter) προς (πολλαπλασιασμός + πρόσθεση).Αρα 2/2 = 1/1 .</text:span></text:p>
      <text:p text:style-name="P50"/>
      <text:p text:style-name="P50"/>
      <text:p text:style-name="P50"/>
      <text:p text:style-name="P50"/>
      <text:p text:style-name="P25"><text:soft-page-break/><text:span text:style-name="T40">Zητούμενο 8:</text:span></text:p>
      <text:p text:style-name="P40">To πρόβλημα του divergence δημιουργείται εξαιτίας του if (d &gt;= 0 &amp;&amp; d &lt; imageW) και προκειμένου να απαλλαγώ απο αυτό θα χρησιμοποιήσω την τεχνική zero padding.Αρχικά δημιουργώ ενα νεο πίνακα τον h_Padding που έχει μέγεθος <text:s/>(imageW + 2 * filter_radius ) * (new_image_sizeW = imageW + 2 * filter_radius) .Υστερα μηδενίζω τον h_Padding και τον συγχωνεύω με τον h_Input <text:s/>ώστε να δημιουργηθεί ο νεος padded πίνακας .<text:span text:style-name="T46">Κατόπιν κάνω cudaMemcpy τον padded πίνακα(αν και δεν νομίζω να το κάνω σωστά) και εκτελείται το convolution.Επειδή δεν στέλνω σωστά τον πίνακα τα αποτελέσματ της <text:s/>CPU με την GPU δεν έχουν καμία σχέσ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Regular" svg:font-family="Roboto-Regular, helvetica, arial, sans-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23:22:42.775918765</meta:creation-date>
    <dc:date>2015-03-29T22:28:34.001126606</dc:date>
    <meta:editing-duration>P4DT11H1M9S</meta:editing-duration>
    <meta:editing-cycles>43</meta:editing-cycles>
    <meta:generator>LibreOffice/4.2.7.2$Linux_X86_64 LibreOffice_project/420m0$Build-2</meta:generator>
    <meta:document-statistic meta:table-count="0" meta:image-count="0" meta:object-count="15" meta:page-count="16" meta:paragraph-count="207" meta:word-count="2448" meta:character-count="16934" meta:non-whitespace-character-count="127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right-angled-axes="true" chart:data-label-number="value" chart:data-label-text="false" chart:data-label-symbol="false"/>
    </style:style>
    <style:style style:name="ch3" style:family="chart" style:data-style-name="N0">
      <style:chart-properties chart:display-label="true" chart:logarithmic="false" chart:minimum="1" chart:maximum="15" chart:interval-major="1"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true" chart:minimum="0.001" chart:maximum="1.5" chart:interval-major="0.2" chart:interval-minor-divis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586cm" svg:height="9.618cm" xlink:href="." xlink:type="simple" chart:class="chart:scatter" chart:style-name="ch1">
        <chart:plot-area chart:style-name="ch2" chart:data-source-has-labels="both" svg:x="1.165cm" svg:y="0.465cm" svg:width="20.184cm" svg:height="8.417cm">
          <chartooo:coordinate-region svg:x="2.084cm" svg:y="0.465cm" svg:width="19.077cm" svg:height="7.766cm"/>
          <chart:axis chart:dimension="x" chart:name="primary-x" chart:style-name="ch3" chartooo:axis-type="auto">
            <chart:title svg:x="10.277cm" svg:y="9.054cm" chart:style-name="ch4">
              <text:p>Filter Radius</text:p>
            </chart:title>
            <chart:categories table:cell-range-address="local-table.$A$2:.$A$16"/>
          </chart:axis>
          <chart:axis chart:dimension="y" chart:name="primary-y" chart:style-name="ch5">
            <chart:title svg:x="0.17cm" svg:y="5.733cm" chart:style-name="ch6">
              <text:p>Max Accuracy</text:p>
            </chart:title>
            <chart:grid chart:style-name="ch7" chart:class="major"/>
          </chart:axis>
          <chart:series chart:style-name="ch8" chart:values-cell-range-address="local-table.$C$2:.$C$16" chart:label-cell-address="local-table.$C$1" chart:class="chart:scatter">
            <chart:domain table:cell-range-address="local-table.$B$2:.$B$16"/>
            <chart:data-point chart:repeated="1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0.007812">
                <text:p>0.007812</text:p>
              </table:table-cell>
            </table:table-row>
            <table:table-row>
              <table:table-cell office:value-type="string">
                <text:p>2</text:p>
              </table:table-cell>
              <table:table-cell office:value-type="float" office:value="2">
                <text:p>2</text:p>
              </table:table-cell>
              <table:table-cell office:value-type="float" office:value="0.015625">
                <text:p>0.015625</text:p>
              </table:table-cell>
            </table:table-row>
            <table:table-row>
              <table:table-cell office:value-type="string">
                <text:p>3</text:p>
              </table:table-cell>
              <table:table-cell office:value-type="float" office:value="3">
                <text:p>3</text:p>
              </table:table-cell>
              <table:table-cell office:value-type="float" office:value="0.0625">
                <text:p>0.0625</text:p>
              </table:table-cell>
            </table:table-row>
            <table:table-row>
              <table:table-cell office:value-type="string">
                <text:p>4</text:p>
              </table:table-cell>
              <table:table-cell office:value-type="float" office:value="4">
                <text:p>4</text:p>
              </table:table-cell>
              <table:table-cell office:value-type="float" office:value="0.1875">
                <text:p>0.1875</text:p>
              </table:table-cell>
            </table:table-row>
            <table:table-row>
              <table:table-cell office:value-type="string">
                <text:p>5</text:p>
              </table:table-cell>
              <table:table-cell office:value-type="float" office:value="5">
                <text:p>5</text:p>
              </table:table-cell>
              <table:table-cell office:value-type="float" office:value="0.25">
                <text:p>0.25</text:p>
              </table:table-cell>
            </table:table-row>
            <table:table-row>
              <table:table-cell office:value-type="string">
                <text:p>6</text:p>
              </table:table-cell>
              <table:table-cell office:value-type="float" office:value="6">
                <text:p>6</text:p>
              </table:table-cell>
              <table:table-cell office:value-type="float" office:value="0.5">
                <text:p>0.5</text:p>
              </table:table-cell>
            </table:table-row>
            <table:table-row>
              <table:table-cell office:value-type="string">
                <text:p>7</text:p>
              </table:table-cell>
              <table:table-cell office:value-type="float" office:value="7">
                <text:p>7</text:p>
              </table:table-cell>
              <table:table-cell office:value-type="float" office:value="0.375">
                <text:p>0.375</text:p>
              </table:table-cell>
            </table:table-row>
            <table:table-row>
              <table:table-cell office:value-type="string">
                <text:p>8</text:p>
              </table:table-cell>
              <table:table-cell office:value-type="float" office:value="8">
                <text:p>8</text:p>
              </table:table-cell>
              <table:table-cell office:value-type="float" office:value="0.75">
                <text:p>0.75</text:p>
              </table:table-cell>
            </table:table-row>
            <table:table-row>
              <table:table-cell office:value-type="string">
                <text:p>9</text:p>
              </table:table-cell>
              <table:table-cell office:value-type="float" office:value="9">
                <text:p>9</text:p>
              </table:table-cell>
              <table:table-cell office:value-type="float" office:value="1">
                <text:p>1</text:p>
              </table:table-cell>
            </table:table-row>
            <table:table-row>
              <table:table-cell office:value-type="string">
                <text:p>10</text:p>
              </table:table-cell>
              <table:table-cell office:value-type="float" office:value="10">
                <text:p>10</text:p>
              </table:table-cell>
              <table:table-cell office:value-type="float" office:value="1">
                <text:p>1</text:p>
              </table:table-cell>
            </table:table-row>
            <table:table-row>
              <table:table-cell office:value-type="string">
                <text:p>11</text:p>
              </table:table-cell>
              <table:table-cell office:value-type="float" office:value="11">
                <text:p>11</text:p>
              </table:table-cell>
              <table:table-cell office:value-type="float" office:value="1.5">
                <text:p>1.5</text:p>
              </table:table-cell>
            </table:table-row>
            <table:table-row>
              <table:table-cell office:value-type="string">
                <text:p>12</text:p>
              </table:table-cell>
              <table:table-cell office:value-type="float" office:value="12">
                <text:p>12</text:p>
              </table:table-cell>
              <table:table-cell office:value-type="float" office:value="1">
                <text:p>1</text:p>
              </table:table-cell>
            </table:table-row>
            <table:table-row>
              <table:table-cell office:value-type="string">
                <text:p>13</text:p>
              </table:table-cell>
              <table:table-cell office:value-type="float" office:value="13">
                <text:p>13</text:p>
              </table:table-cell>
              <table:table-cell office:value-type="float" office:value="1.5">
                <text:p>1.5</text:p>
              </table:table-cell>
            </table:table-row>
            <table:table-row>
              <table:table-cell office:value-type="string">
                <text:p>14</text:p>
              </table:table-cell>
              <table:table-cell office:value-type="float" office:value="14">
                <text:p>14</text:p>
              </table:table-cell>
              <table:table-cell office:value-type="float" office:value="1">
                <text:p>1</text:p>
              </table:table-cell>
            </table:table-row>
            <table:table-row>
              <table:table-cell office:value-type="string">
                <text:p>15</text:p>
              </table:table-cell>
              <table:table-cell office:value-type="float" office:value="15">
                <text:p>15</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586cm" svg:height="12.525cm" xlink:href="." xlink:type="simple" chart:class="chart:scatter" chart:style-name="ch1">
        <chart:title svg:x="6.499cm" svg:y="0.386cm" chart:style-name="ch2">
          <text:p>Filter Radius - CPU time Correlation(1-64)</text:p>
        </chart:title>
        <chart:legend chart:legend-position="end" svg:x="19.28cm" svg:y="5.961cm" style:legend-expansion="high" chart:style-name="ch3"/>
        <chart:plot-area chart:style-name="ch4" chart:data-source-has-labels="both" svg:x="1.446cm" svg:y="1.447cm" svg:width="17.403cm" svg:height="9.843cm">
          <chartooo:coordinate-region svg:x="2.071cm" svg:y="1.648cm" svg:width="16.589cm" svg:height="8.991cm"/>
          <chart:axis chart:dimension="x" chart:name="primary-x" chart:style-name="ch5" chartooo:axis-type="auto">
            <chart:title svg:x="8.686cm" svg:y="11.54cm" chart:style-name="ch6">
              <text:p>Filter Radius (1-64)</text:p>
            </chart:title>
            <chart:categories table:cell-range-address="local-table.$A$2:.$A$17"/>
          </chart:axis>
          <chart:axis chart:dimension="y" chart:name="primary-y" chart:style-name="ch5">
            <chart:title svg:x="0.451cm" svg:y="7.174cm" chart:style-name="ch7">
              <text:p> Time(sec)</text:p>
            </chart:title>
            <chart:grid chart:style-name="ch8" chart:class="major"/>
          </chart:axis>
          <chart:series chart:style-name="ch9" chart:values-cell-range-address="local-table.$C$2:.$C$17" chart:label-cell-address="local-table.$C$1" chart:class="chart:scatter">
            <chart:domain table:cell-range-address="local-table.$B$2:.$B$17"/>
            <chart:data-point chart:repeated="1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PU Time</text:p>
              </table:table-cell>
            </table:table-row>
          </table:table-header-rows>
          <table:table-rows>
            <table:table-row>
              <table:table-cell office:value-type="string">
                <text:p>1</text:p>
              </table:table-cell>
              <table:table-cell office:value-type="float" office:value="1">
                <text:p>1</text:p>
              </table:table-cell>
              <table:table-cell office:value-type="float" office:value="0.557524">
                <text:p>0.557524</text:p>
              </table:table-cell>
            </table:table-row>
            <table:table-row>
              <table:table-cell office:value-type="string">
                <text:p>2</text:p>
              </table:table-cell>
              <table:table-cell office:value-type="float" office:value="2">
                <text:p>2</text:p>
              </table:table-cell>
              <table:table-cell office:value-type="float" office:value="0.905675">
                <text:p>0.905675</text:p>
              </table:table-cell>
            </table:table-row>
            <table:table-row>
              <table:table-cell office:value-type="string">
                <text:p>3</text:p>
              </table:table-cell>
              <table:table-cell office:value-type="float" office:value="3">
                <text:p>3</text:p>
              </table:table-cell>
              <table:table-cell office:value-type="float" office:value="1.23804">
                <text:p>1.23804</text:p>
              </table:table-cell>
            </table:table-row>
            <table:table-row>
              <table:table-cell office:value-type="string">
                <text:p>4</text:p>
              </table:table-cell>
              <table:table-cell office:value-type="float" office:value="4">
                <text:p>4</text:p>
              </table:table-cell>
              <table:table-cell office:value-type="float" office:value="1.64763">
                <text:p>1.64763</text:p>
              </table:table-cell>
            </table:table-row>
            <table:table-row>
              <table:table-cell office:value-type="string">
                <text:p>5</text:p>
              </table:table-cell>
              <table:table-cell office:value-type="float" office:value="5">
                <text:p>5</text:p>
              </table:table-cell>
              <table:table-cell office:value-type="float" office:value="2.13449">
                <text:p>2.13449</text:p>
              </table:table-cell>
            </table:table-row>
            <table:table-row>
              <table:table-cell office:value-type="string">
                <text:p>6</text:p>
              </table:table-cell>
              <table:table-cell office:value-type="float" office:value="6">
                <text:p>6</text:p>
              </table:table-cell>
              <table:table-cell office:value-type="float" office:value="2.61112">
                <text:p>2.61112</text:p>
              </table:table-cell>
            </table:table-row>
            <table:table-row>
              <table:table-cell office:value-type="string">
                <text:p>7</text:p>
              </table:table-cell>
              <table:table-cell office:value-type="float" office:value="7">
                <text:p>7</text:p>
              </table:table-cell>
              <table:table-cell office:value-type="float" office:value="3.0903">
                <text:p>3.0903</text:p>
              </table:table-cell>
            </table:table-row>
            <table:table-row>
              <table:table-cell office:value-type="string">
                <text:p>8</text:p>
              </table:table-cell>
              <table:table-cell office:value-type="float" office:value="8">
                <text:p>8</text:p>
              </table:table-cell>
              <table:table-cell office:value-type="float" office:value="3.54841">
                <text:p>3.54841</text:p>
              </table:table-cell>
            </table:table-row>
            <table:table-row>
              <table:table-cell office:value-type="string">
                <text:p>9</text:p>
              </table:table-cell>
              <table:table-cell office:value-type="float" office:value="9">
                <text:p>9</text:p>
              </table:table-cell>
              <table:table-cell office:value-type="float" office:value="3.9609">
                <text:p>3.9609</text:p>
              </table:table-cell>
            </table:table-row>
            <table:table-row>
              <table:table-cell office:value-type="string">
                <text:p>10</text:p>
              </table:table-cell>
              <table:table-cell office:value-type="float" office:value="10">
                <text:p>10</text:p>
              </table:table-cell>
              <table:table-cell office:value-type="float" office:value="4.44573">
                <text:p>4.44573</text:p>
              </table:table-cell>
            </table:table-row>
            <table:table-row>
              <table:table-cell office:value-type="string">
                <text:p>11</text:p>
              </table:table-cell>
              <table:table-cell office:value-type="float" office:value="12">
                <text:p>12</text:p>
              </table:table-cell>
              <table:table-cell office:value-type="float" office:value="5.29878">
                <text:p>5.29878</text:p>
              </table:table-cell>
            </table:table-row>
            <table:table-row>
              <table:table-cell office:value-type="string">
                <text:p>12</text:p>
              </table:table-cell>
              <table:table-cell office:value-type="float" office:value="16">
                <text:p>16</text:p>
              </table:table-cell>
              <table:table-cell office:value-type="float" office:value="7.49679">
                <text:p>7.49679</text:p>
              </table:table-cell>
            </table:table-row>
            <table:table-row>
              <table:table-cell office:value-type="string">
                <text:p>13</text:p>
              </table:table-cell>
              <table:table-cell office:value-type="float" office:value="20">
                <text:p>20</text:p>
              </table:table-cell>
              <table:table-cell office:value-type="float" office:value="9.34955">
                <text:p>9.34955</text:p>
              </table:table-cell>
            </table:table-row>
            <table:table-row>
              <table:table-cell office:value-type="string">
                <text:p>14</text:p>
              </table:table-cell>
              <table:table-cell office:value-type="float" office:value="32">
                <text:p>32</text:p>
              </table:table-cell>
              <table:table-cell office:value-type="float" office:value="14.2079">
                <text:p>14.2079</text:p>
              </table:table-cell>
            </table:table-row>
            <table:table-row>
              <table:table-cell office:value-type="string">
                <text:p>15</text:p>
              </table:table-cell>
              <table:table-cell office:value-type="float" office:value="50">
                <text:p>50</text:p>
              </table:table-cell>
              <table:table-cell office:value-type="float" office:value="21.2128">
                <text:p>21.2128</text:p>
              </table:table-cell>
            </table:table-row>
            <table:table-row>
              <table:table-cell office:value-type="string">
                <text:p>16</text:p>
              </table:table-cell>
              <table:table-cell office:value-type="float" office:value="64">
                <text:p>64</text:p>
              </table:table-cell>
              <table:table-cell office:value-type="float" office:value="26.8408">
                <text:p>26.840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minimum="0" chart:maximum="64"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minimum="0.1" chart:maximum="2" chart:interval-major="0.1"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586cm" svg:height="11.768cm" xlink:href="." xlink:type="simple" chart:class="chart:scatter" chart:style-name="ch1">
        <chart:title svg:x="7.305cm" svg:y="0.09cm" chart:style-name="ch2">
          <text:p>Gpu Time - Filter Radius Correlation</text:p>
        </chart:title>
        <chart:legend chart:legend-position="end" svg:x="19.254cm" svg:y="5.583cm" style:legend-expansion="high" chart:style-name="ch3"/>
        <chart:plot-area chart:style-name="ch4" chart:data-source-has-labels="both" svg:x="1.29cm" svg:y="0.441cm" svg:width="17.732cm" svg:height="10.118cm">
          <chartooo:coordinate-region svg:x="2.209cm" svg:y="0.635cm" svg:width="16.813cm" svg:height="9.273cm"/>
          <chart:axis chart:dimension="x" chart:name="primary-x" chart:style-name="ch5" chartooo:axis-type="auto">
            <chart:title svg:x="8.695cm" svg:y="10.794cm" chart:style-name="ch6">
              <text:p>Filter Radius (1-64)</text:p>
            </chart:title>
            <chart:categories table:cell-range-address="local-table.$A$2:.$A$17"/>
          </chart:axis>
          <chart:axis chart:dimension="y" chart:name="primary-y" chart:style-name="ch7">
            <chart:title svg:x="0.295cm" svg:y="6.266cm" chart:style-name="ch8">
              <text:p>Time(sec)</text:p>
            </chart:title>
            <chart:grid chart:style-name="ch9" chart:class="major"/>
          </chart:axis>
          <chart:series chart:style-name="ch10" chart:values-cell-range-address="local-table.$C$2:.$C$17" chart:label-cell-address="local-table.$C$1" chart:class="chart:scatter">
            <chart:domain table:cell-range-address="local-table.$B$2:.$B$17"/>
            <chart:data-point chart:repeated="1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GPU Time</text:p>
              </table:table-cell>
            </table:table-row>
          </table:table-header-rows>
          <table:table-rows>
            <table:table-row>
              <table:table-cell office:value-type="string">
                <text:p>1</text:p>
              </table:table-cell>
              <table:table-cell office:value-type="float" office:value="1">
                <text:p>1</text:p>
              </table:table-cell>
              <table:table-cell office:value-type="float" office:value="0.248647">
                <text:p>0.248647</text:p>
              </table:table-cell>
            </table:table-row>
            <table:table-row>
              <table:table-cell office:value-type="string">
                <text:p>2</text:p>
              </table:table-cell>
              <table:table-cell office:value-type="float" office:value="2">
                <text:p>2</text:p>
              </table:table-cell>
              <table:table-cell office:value-type="float" office:value="0.261182">
                <text:p>0.261182</text:p>
              </table:table-cell>
            </table:table-row>
            <table:table-row>
              <table:table-cell office:value-type="string">
                <text:p>3</text:p>
              </table:table-cell>
              <table:table-cell office:value-type="float" office:value="3">
                <text:p>3</text:p>
              </table:table-cell>
              <table:table-cell office:value-type="float" office:value="0.276825">
                <text:p>0.276825</text:p>
              </table:table-cell>
            </table:table-row>
            <table:table-row>
              <table:table-cell office:value-type="string">
                <text:p>4</text:p>
              </table:table-cell>
              <table:table-cell office:value-type="float" office:value="4">
                <text:p>4</text:p>
              </table:table-cell>
              <table:table-cell office:value-type="float" office:value="0.2923">
                <text:p>0.2923</text:p>
              </table:table-cell>
            </table:table-row>
            <table:table-row>
              <table:table-cell office:value-type="string">
                <text:p>5</text:p>
              </table:table-cell>
              <table:table-cell office:value-type="float" office:value="5">
                <text:p>5</text:p>
              </table:table-cell>
              <table:table-cell office:value-type="float" office:value="0.309605">
                <text:p>0.309605</text:p>
              </table:table-cell>
            </table:table-row>
            <table:table-row>
              <table:table-cell office:value-type="string">
                <text:p>6</text:p>
              </table:table-cell>
              <table:table-cell office:value-type="float" office:value="6">
                <text:p>6</text:p>
              </table:table-cell>
              <table:table-cell office:value-type="float" office:value="0.327246">
                <text:p>0.327246</text:p>
              </table:table-cell>
            </table:table-row>
            <table:table-row>
              <table:table-cell office:value-type="string">
                <text:p>7</text:p>
              </table:table-cell>
              <table:table-cell office:value-type="float" office:value="7">
                <text:p>7</text:p>
              </table:table-cell>
              <table:table-cell office:value-type="float" office:value="0.345342">
                <text:p>0.345342</text:p>
              </table:table-cell>
            </table:table-row>
            <table:table-row>
              <table:table-cell office:value-type="string">
                <text:p>8</text:p>
              </table:table-cell>
              <table:table-cell office:value-type="float" office:value="8">
                <text:p>8</text:p>
              </table:table-cell>
              <table:table-cell office:value-type="float" office:value="0.359472">
                <text:p>0.359472</text:p>
              </table:table-cell>
            </table:table-row>
            <table:table-row>
              <table:table-cell office:value-type="string">
                <text:p>9</text:p>
              </table:table-cell>
              <table:table-cell office:value-type="float" office:value="9">
                <text:p>9</text:p>
              </table:table-cell>
              <table:table-cell office:value-type="float" office:value="0.364339">
                <text:p>0.364339</text:p>
              </table:table-cell>
            </table:table-row>
            <table:table-row>
              <table:table-cell office:value-type="string">
                <text:p>10</text:p>
              </table:table-cell>
              <table:table-cell office:value-type="float" office:value="10">
                <text:p>10</text:p>
              </table:table-cell>
              <table:table-cell office:value-type="float" office:value="0.377306">
                <text:p>0.377306</text:p>
              </table:table-cell>
            </table:table-row>
            <table:table-row>
              <table:table-cell office:value-type="string">
                <text:p>11</text:p>
              </table:table-cell>
              <table:table-cell office:value-type="float" office:value="12">
                <text:p>12</text:p>
              </table:table-cell>
              <table:table-cell office:value-type="float" office:value="0.404022">
                <text:p>0.404022</text:p>
              </table:table-cell>
            </table:table-row>
            <table:table-row>
              <table:table-cell office:value-type="string">
                <text:p>12</text:p>
              </table:table-cell>
              <table:table-cell office:value-type="float" office:value="16">
                <text:p>16</text:p>
              </table:table-cell>
              <table:table-cell office:value-type="float" office:value="0.450583">
                <text:p>0.450583</text:p>
              </table:table-cell>
            </table:table-row>
            <table:table-row>
              <table:table-cell office:value-type="string">
                <text:p>13</text:p>
              </table:table-cell>
              <table:table-cell office:value-type="float" office:value="20">
                <text:p>20</text:p>
              </table:table-cell>
              <table:table-cell office:value-type="float" office:value="0.514762">
                <text:p>0.514762</text:p>
              </table:table-cell>
            </table:table-row>
            <table:table-row>
              <table:table-cell office:value-type="string">
                <text:p>14</text:p>
              </table:table-cell>
              <table:table-cell office:value-type="float" office:value="32">
                <text:p>32</text:p>
              </table:table-cell>
              <table:table-cell office:value-type="float" office:value="0.678928">
                <text:p>0.678928</text:p>
              </table:table-cell>
            </table:table-row>
            <table:table-row>
              <table:table-cell office:value-type="string">
                <text:p>15</text:p>
              </table:table-cell>
              <table:table-cell office:value-type="float" office:value="50">
                <text:p>50</text:p>
              </table:table-cell>
              <table:table-cell office:value-type="float" office:value="0.921469">
                <text:p>0.921469</text:p>
              </table:table-cell>
            </table:table-row>
            <table:table-row>
              <table:table-cell office:value-type="string">
                <text:p>16</text:p>
              </table:table-cell>
              <table:table-cell office:value-type="float" office:value="64">
                <text:p>64</text:p>
              </table:table-cell>
              <table:table-cell office:value-type="float" office:value="1.12666">
                <text:p>1.1266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maximum="64"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372cm" svg:height="8.974cm" xlink:href="." xlink:type="simple" chart:class="chart:scatter" chart:style-name="ch1">
        <chart:title svg:x="7.37cm" svg:y="0.315cm" chart:style-name="ch2">
          <text:p>Cpu -Gpu Comparison</text:p>
        </chart:title>
        <chart:legend chart:legend-position="end" svg:x="17.04cm" svg:y="3.935cm" style:legend-expansion="high" chart:style-name="ch3"/>
        <chart:plot-area chart:style-name="ch4" chart:data-source-has-labels="both" svg:x="1.402cm" svg:y="1.305cm" svg:width="15.251cm" svg:height="6.505cm">
          <chartooo:coordinate-region svg:x="2.027cm" svg:y="1.506cm" svg:width="14.626cm" svg:height="5.653cm"/>
          <chart:axis chart:dimension="x" chart:name="primary-x" chart:style-name="ch5" chartooo:axis-type="auto">
            <chart:title svg:x="8.047cm" svg:y="7.989cm" chart:style-name="ch6">
              <text:p>Filter Radius</text:p>
            </chart:title>
            <chart:categories table:cell-range-address="local-table.$A$2:.$A$17"/>
          </chart:axis>
          <chart:axis chart:dimension="y" chart:name="primary-y" chart:style-name="ch7">
            <chart:title svg:x="0.451cm" svg:y="5.363cm" chart:style-name="ch8">
              <text:p>Time (sec)</text:p>
            </chart:title>
            <chart:grid chart:style-name="ch9" chart:class="major"/>
          </chart:axis>
          <chart:series chart:style-name="ch10" chart:values-cell-range-address="local-table.$C$2:.$C$17" chart:label-cell-address="local-table.$C$1" chart:class="chart:scatter">
            <chart:domain table:cell-range-address="local-table.$B$2:.$B$17"/>
            <chart:data-point chart:repeated="16"/>
          </chart:series>
          <chart:series chart:style-name="ch11" chart:values-cell-range-address="local-table.$D$2:.$D$17" chart:label-cell-address="local-table.$D$1" chart:class="chart:scatter">
            <chart:data-point chart:repeated="1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CPU Time</text:p>
              </table:table-cell>
              <table:table-cell office:value-type="string">
                <text:p>GPU Time</text:p>
              </table:table-cell>
            </table:table-row>
          </table:table-header-rows>
          <table:table-rows>
            <table:table-row>
              <table:table-cell office:value-type="string">
                <text:p>1</text:p>
              </table:table-cell>
              <table:table-cell office:value-type="float" office:value="1">
                <text:p>1</text:p>
              </table:table-cell>
              <table:table-cell office:value-type="float" office:value="0.557524">
                <text:p>0.557524</text:p>
              </table:table-cell>
              <table:table-cell office:value-type="float" office:value="0.248647">
                <text:p>0.248647</text:p>
              </table:table-cell>
            </table:table-row>
            <table:table-row>
              <table:table-cell office:value-type="string">
                <text:p>2</text:p>
              </table:table-cell>
              <table:table-cell office:value-type="float" office:value="2">
                <text:p>2</text:p>
              </table:table-cell>
              <table:table-cell office:value-type="float" office:value="0.905675">
                <text:p>0.905675</text:p>
              </table:table-cell>
              <table:table-cell office:value-type="float" office:value="0.261182">
                <text:p>0.261182</text:p>
              </table:table-cell>
            </table:table-row>
            <table:table-row>
              <table:table-cell office:value-type="string">
                <text:p>3</text:p>
              </table:table-cell>
              <table:table-cell office:value-type="float" office:value="3">
                <text:p>3</text:p>
              </table:table-cell>
              <table:table-cell office:value-type="float" office:value="1.23804">
                <text:p>1.23804</text:p>
              </table:table-cell>
              <table:table-cell office:value-type="float" office:value="0.276825">
                <text:p>0.276825</text:p>
              </table:table-cell>
            </table:table-row>
            <table:table-row>
              <table:table-cell office:value-type="string">
                <text:p>4</text:p>
              </table:table-cell>
              <table:table-cell office:value-type="float" office:value="4">
                <text:p>4</text:p>
              </table:table-cell>
              <table:table-cell office:value-type="float" office:value="1.64763">
                <text:p>1.64763</text:p>
              </table:table-cell>
              <table:table-cell office:value-type="float" office:value="0.2923">
                <text:p>0.2923</text:p>
              </table:table-cell>
            </table:table-row>
            <table:table-row>
              <table:table-cell office:value-type="string">
                <text:p>5</text:p>
              </table:table-cell>
              <table:table-cell office:value-type="float" office:value="5">
                <text:p>5</text:p>
              </table:table-cell>
              <table:table-cell office:value-type="float" office:value="2.13449">
                <text:p>2.13449</text:p>
              </table:table-cell>
              <table:table-cell office:value-type="float" office:value="0.309605">
                <text:p>0.309605</text:p>
              </table:table-cell>
            </table:table-row>
            <table:table-row>
              <table:table-cell office:value-type="string">
                <text:p>6</text:p>
              </table:table-cell>
              <table:table-cell office:value-type="float" office:value="6">
                <text:p>6</text:p>
              </table:table-cell>
              <table:table-cell office:value-type="float" office:value="2.61112">
                <text:p>2.61112</text:p>
              </table:table-cell>
              <table:table-cell office:value-type="float" office:value="0.327246">
                <text:p>0.327246</text:p>
              </table:table-cell>
            </table:table-row>
            <table:table-row>
              <table:table-cell office:value-type="string">
                <text:p>7</text:p>
              </table:table-cell>
              <table:table-cell office:value-type="float" office:value="7">
                <text:p>7</text:p>
              </table:table-cell>
              <table:table-cell office:value-type="float" office:value="3.0903">
                <text:p>3.0903</text:p>
              </table:table-cell>
              <table:table-cell office:value-type="float" office:value="0.345342">
                <text:p>0.345342</text:p>
              </table:table-cell>
            </table:table-row>
            <table:table-row>
              <table:table-cell office:value-type="string">
                <text:p>8</text:p>
              </table:table-cell>
              <table:table-cell office:value-type="float" office:value="8">
                <text:p>8</text:p>
              </table:table-cell>
              <table:table-cell office:value-type="float" office:value="3.54841">
                <text:p>3.54841</text:p>
              </table:table-cell>
              <table:table-cell office:value-type="float" office:value="0.359472">
                <text:p>0.359472</text:p>
              </table:table-cell>
            </table:table-row>
            <table:table-row>
              <table:table-cell office:value-type="string">
                <text:p>9</text:p>
              </table:table-cell>
              <table:table-cell office:value-type="float" office:value="9">
                <text:p>9</text:p>
              </table:table-cell>
              <table:table-cell office:value-type="float" office:value="3.9609">
                <text:p>3.9609</text:p>
              </table:table-cell>
              <table:table-cell office:value-type="float" office:value="0.364339">
                <text:p>0.364339</text:p>
              </table:table-cell>
            </table:table-row>
            <table:table-row>
              <table:table-cell office:value-type="string">
                <text:p>10</text:p>
              </table:table-cell>
              <table:table-cell office:value-type="float" office:value="10">
                <text:p>10</text:p>
              </table:table-cell>
              <table:table-cell office:value-type="float" office:value="4.44573">
                <text:p>4.44573</text:p>
              </table:table-cell>
              <table:table-cell office:value-type="float" office:value="0.377306">
                <text:p>0.377306</text:p>
              </table:table-cell>
            </table:table-row>
            <table:table-row>
              <table:table-cell office:value-type="string">
                <text:p>11</text:p>
              </table:table-cell>
              <table:table-cell office:value-type="float" office:value="12">
                <text:p>12</text:p>
              </table:table-cell>
              <table:table-cell office:value-type="float" office:value="5.29878">
                <text:p>5.29878</text:p>
              </table:table-cell>
              <table:table-cell office:value-type="float" office:value="0.404022">
                <text:p>0.404022</text:p>
              </table:table-cell>
            </table:table-row>
            <table:table-row>
              <table:table-cell office:value-type="string">
                <text:p>12</text:p>
              </table:table-cell>
              <table:table-cell office:value-type="float" office:value="16">
                <text:p>16</text:p>
              </table:table-cell>
              <table:table-cell office:value-type="float" office:value="7.49679">
                <text:p>7.49679</text:p>
              </table:table-cell>
              <table:table-cell office:value-type="float" office:value="0.450583">
                <text:p>0.450583</text:p>
              </table:table-cell>
            </table:table-row>
            <table:table-row>
              <table:table-cell office:value-type="string">
                <text:p>13</text:p>
              </table:table-cell>
              <table:table-cell office:value-type="float" office:value="20">
                <text:p>20</text:p>
              </table:table-cell>
              <table:table-cell office:value-type="float" office:value="9.34955">
                <text:p>9.34955</text:p>
              </table:table-cell>
              <table:table-cell office:value-type="float" office:value="0.514762">
                <text:p>0.514762</text:p>
              </table:table-cell>
            </table:table-row>
            <table:table-row>
              <table:table-cell office:value-type="string">
                <text:p>14</text:p>
              </table:table-cell>
              <table:table-cell office:value-type="float" office:value="32">
                <text:p>32</text:p>
              </table:table-cell>
              <table:table-cell office:value-type="float" office:value="14.2079">
                <text:p>14.2079</text:p>
              </table:table-cell>
              <table:table-cell office:value-type="float" office:value="0.678928">
                <text:p>0.678928</text:p>
              </table:table-cell>
            </table:table-row>
            <table:table-row>
              <table:table-cell office:value-type="string">
                <text:p>15</text:p>
              </table:table-cell>
              <table:table-cell office:value-type="float" office:value="50">
                <text:p>50</text:p>
              </table:table-cell>
              <table:table-cell office:value-type="float" office:value="21.2128">
                <text:p>21.2128</text:p>
              </table:table-cell>
              <table:table-cell office:value-type="float" office:value="0.921469">
                <text:p>0.921469</text:p>
              </table:table-cell>
            </table:table-row>
            <table:table-row>
              <table:table-cell office:value-type="string">
                <text:p>16</text:p>
              </table:table-cell>
              <table:table-cell office:value-type="float" office:value="64">
                <text:p>64</text:p>
              </table:table-cell>
              <table:table-cell office:value-type="float" office:value="26.8408">
                <text:p>26.8408</text:p>
              </table:table-cell>
              <table:table-cell office:value-type="float" office:value="1.12666">
                <text:p>1.1266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589cm" svg:height="10.547cm" xlink:href="." xlink:type="simple" chart:class="chart:bar" chart:style-name="ch1">
        <chart:title svg:x="7.275cm" svg:y="0.346cm" chart:style-name="ch2">
          <text:p>Image Size - Cpu Time Correlation</text:p>
        </chart:title>
        <chart:legend chart:legend-position="end" svg:x="19.283cm" svg:y="4.972cm" style:legend-expansion="high" chart:style-name="ch3"/>
        <chart:plot-area chart:style-name="ch4" chart:data-source-has-labels="both" svg:x="1.446cm" svg:y="1.367cm" svg:width="17.406cm" svg:height="7.985cm">
          <chartooo:coordinate-region svg:x="2.365cm" svg:y="1.568cm" svg:width="16.265cm" svg:height="6.731cm"/>
          <chart:axis chart:dimension="x" chart:name="primary-x" chart:style-name="ch5" chartooo:axis-type="auto">
            <chartooo:date-scale/>
            <chart:title svg:x="9.276cm" svg:y="9.562cm" chart:style-name="ch6">
              <text:p>Image Size</text:p>
            </chart:title>
            <chart:categories table:cell-range-address="local-table.$A$2:.$A$14"/>
          </chart:axis>
          <chart:axis chart:dimension="y" chart:name="primary-y" chart:style-name="ch7">
            <chart:title svg:x="0.451cm" svg:y="6.125cm" chart:style-name="ch8">
              <text:p>Time(sec)</text:p>
            </chart:title>
            <chart:grid chart:style-name="ch9" chart:class="major"/>
          </chart:axis>
          <chart:series chart:style-name="ch10" chart:values-cell-range-address="local-table.$B$2:.$B$14" chart:label-cell-address="local-table.$B$1" chart:class="chart:bar">
            <chart:data-point chart:repeated="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PU Time</text:p>
              </table:table-cell>
            </table:table-row>
          </table:table-header-rows>
          <table:table-rows>
            <table:table-row>
              <table:table-cell office:value-type="string">
                <text:p>2x2</text:p>
              </table:table-cell>
              <table:table-cell office:value-type="float" office:value="0.000002">
                <text:p>0.000002</text:p>
              </table:table-cell>
            </table:table-row>
            <table:table-row>
              <table:table-cell office:value-type="string">
                <text:p>4x4</text:p>
              </table:table-cell>
              <table:table-cell office:value-type="float" office:value="0.000008">
                <text:p>0.000008</text:p>
              </table:table-cell>
            </table:table-row>
            <table:table-row>
              <table:table-cell office:value-type="string">
                <text:p>8x8</text:p>
              </table:table-cell>
              <table:table-cell office:value-type="float" office:value="0.000024">
                <text:p>0.000024</text:p>
              </table:table-cell>
            </table:table-row>
            <table:table-row>
              <table:table-cell office:value-type="string">
                <text:p>16x16</text:p>
              </table:table-cell>
              <table:table-cell office:value-type="float" office:value="0.000076">
                <text:p>0.000076</text:p>
              </table:table-cell>
            </table:table-row>
            <table:table-row>
              <table:table-cell office:value-type="string">
                <text:p>32x32</text:p>
              </table:table-cell>
              <table:table-cell office:value-type="float" office:value="0.000085">
                <text:p>0.000085</text:p>
              </table:table-cell>
            </table:table-row>
            <table:table-row>
              <table:table-cell office:value-type="string">
                <text:p>64x64</text:p>
              </table:table-cell>
              <table:table-cell office:value-type="float" office:value="0.000353">
                <text:p>0.000353</text:p>
              </table:table-cell>
            </table:table-row>
            <table:table-row>
              <table:table-cell office:value-type="string">
                <text:p>128x128</text:p>
              </table:table-cell>
              <table:table-cell office:value-type="float" office:value="0.002517">
                <text:p>0.002517</text:p>
              </table:table-cell>
            </table:table-row>
            <table:table-row>
              <table:table-cell office:value-type="string">
                <text:p>256x256</text:p>
              </table:table-cell>
              <table:table-cell office:value-type="float" office:value="0.006368">
                <text:p>0.006368</text:p>
              </table:table-cell>
            </table:table-row>
            <table:table-row>
              <table:table-cell office:value-type="string">
                <text:p>512x512</text:p>
              </table:table-cell>
              <table:table-cell office:value-type="float" office:value="0.030098">
                <text:p>0.030098</text:p>
              </table:table-cell>
            </table:table-row>
            <table:table-row>
              <table:table-cell office:value-type="string">
                <text:p>1024x1024</text:p>
              </table:table-cell>
              <table:table-cell office:value-type="float" office:value="0.122449">
                <text:p>0.122449</text:p>
              </table:table-cell>
            </table:table-row>
            <table:table-row>
              <table:table-cell office:value-type="string">
                <text:p>2048x2048</text:p>
              </table:table-cell>
              <table:table-cell office:value-type="float" office:value="0.499682">
                <text:p>0.499682</text:p>
              </table:table-cell>
            </table:table-row>
            <table:table-row>
              <table:table-cell office:value-type="string">
                <text:p>4096x4096</text:p>
              </table:table-cell>
              <table:table-cell office:value-type="float" office:value="1.921521">
                <text:p>1.921521</text:p>
              </table:table-cell>
            </table:table-row>
            <table:table-row>
              <table:table-cell office:value-type="string">
                <text:p>8192x8192</text:p>
              </table:table-cell>
              <table:table-cell office:value-type="float" office:value="7.606736">
                <text:p>7.60673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81cm" svg:height="10.089cm" xlink:href="." xlink:type="simple" chart:class="chart:bar" chart:style-name="ch1">
        <chart:title svg:x="6.873cm" svg:y="0.337cm" chart:style-name="ch2">
          <text:p>Image Size - Gpu Time Correlation</text:p>
        </chart:title>
        <chart:legend chart:legend-position="end" svg:x="18.478cm" svg:y="4.743cm" style:legend-expansion="high" chart:style-name="ch3"/>
        <chart:plot-area chart:style-name="ch4" chart:data-source-has-labels="both" svg:x="1.431cm" svg:y="1.349cm" svg:width="16.631cm" svg:height="7.554cm">
          <chartooo:coordinate-region svg:x="2.35cm" svg:y="1.55cm" svg:width="15.456cm" svg:height="6.3cm"/>
          <chart:axis chart:dimension="x" chart:name="primary-x" chart:style-name="ch5" chartooo:axis-type="auto">
            <chartooo:date-scale/>
            <chart:title svg:x="8.873cm" svg:y="9.104cm" chart:style-name="ch6">
              <text:p>Image Size</text:p>
            </chart:title>
            <chart:categories table:cell-range-address="local-table.$A$2:.$A$14"/>
          </chart:axis>
          <chart:axis chart:dimension="y" chart:name="primary-y" chart:style-name="ch7">
            <chart:title svg:x="0.451cm" svg:y="5.892cm" chart:style-name="ch8">
              <text:p>Time(sec)</text:p>
            </chart:title>
            <chart:grid chart:style-name="ch9" chart:class="major"/>
          </chart:axis>
          <chart:series chart:style-name="ch10" chart:values-cell-range-address="local-table.$B$2:.$B$14" chart:label-cell-address="local-table.$B$1" chart:class="chart:bar">
            <chart:data-point chart:repeated="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GPU Time</text:p>
              </table:table-cell>
            </table:table-row>
          </table:table-header-rows>
          <table:table-rows>
            <table:table-row>
              <table:table-cell office:value-type="string">
                <text:p>2x2</text:p>
              </table:table-cell>
              <table:table-cell office:value-type="float" office:value="0.000064">
                <text:p>0.000064</text:p>
              </table:table-cell>
            </table:table-row>
            <table:table-row>
              <table:table-cell office:value-type="string">
                <text:p>4x4</text:p>
              </table:table-cell>
              <table:table-cell office:value-type="float" office:value="0.000138">
                <text:p>0.000138</text:p>
              </table:table-cell>
            </table:table-row>
            <table:table-row>
              <table:table-cell office:value-type="string">
                <text:p>8x8</text:p>
              </table:table-cell>
              <table:table-cell office:value-type="float" office:value="0.000137">
                <text:p>0.000137</text:p>
              </table:table-cell>
            </table:table-row>
            <table:table-row>
              <table:table-cell office:value-type="string">
                <text:p>16x16</text:p>
              </table:table-cell>
              <table:table-cell office:value-type="float" office:value="0.000145">
                <text:p>0.000145</text:p>
              </table:table-cell>
            </table:table-row>
            <table:table-row>
              <table:table-cell office:value-type="string">
                <text:p>32x32</text:p>
              </table:table-cell>
              <table:table-cell office:value-type="float" office:value="0.000094">
                <text:p>0.000094</text:p>
              </table:table-cell>
            </table:table-row>
            <table:table-row>
              <table:table-cell office:value-type="string">
                <text:p>64x64</text:p>
              </table:table-cell>
              <table:table-cell office:value-type="float" office:value="0.00012">
                <text:p>0.00012</text:p>
              </table:table-cell>
            </table:table-row>
            <table:table-row>
              <table:table-cell office:value-type="string">
                <text:p>128x128</text:p>
              </table:table-cell>
              <table:table-cell office:value-type="float" office:value="0.00023">
                <text:p>0.00023</text:p>
              </table:table-cell>
            </table:table-row>
            <table:table-row>
              <table:table-cell office:value-type="string">
                <text:p>256x256</text:p>
              </table:table-cell>
              <table:table-cell office:value-type="float" office:value="0.000785">
                <text:p>0.000785</text:p>
              </table:table-cell>
            </table:table-row>
            <table:table-row>
              <table:table-cell office:value-type="string">
                <text:p>512x512</text:p>
              </table:table-cell>
              <table:table-cell office:value-type="float" office:value="0.002668">
                <text:p>0.002668</text:p>
              </table:table-cell>
            </table:table-row>
            <table:table-row>
              <table:table-cell office:value-type="string">
                <text:p>1024x1024</text:p>
              </table:table-cell>
              <table:table-cell office:value-type="float" office:value="0.008463">
                <text:p>0.008463</text:p>
              </table:table-cell>
            </table:table-row>
            <table:table-row>
              <table:table-cell office:value-type="string">
                <text:p>2048x2048</text:p>
              </table:table-cell>
              <table:table-cell office:value-type="float" office:value="0.030325">
                <text:p>0.030325</text:p>
              </table:table-cell>
            </table:table-row>
            <table:table-row>
              <table:table-cell office:value-type="string">
                <text:p>4096x4096</text:p>
              </table:table-cell>
              <table:table-cell office:value-type="float" office:value="0.116565">
                <text:p>0.116565</text:p>
              </table:table-cell>
            </table:table-row>
            <table:table-row>
              <table:table-cell office:value-type="string">
                <text:p>8192x8192</text:p>
              </table:table-cell>
              <table:table-cell office:value-type="float" office:value="0.46092">
                <text:p>0.46092</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dash" draw:stroke-dash="Ultrafine_20_Dashed"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dash" draw:stroke-dash="Fine_20_Dotted"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6cm" svg:height="10.5cm" xlink:href="." xlink:type="simple" chart:class="chart:line" chart:style-name="ch1">
        <chart:title svg:x="6.82cm" svg:y="0.346cm" chart:style-name="ch2">
          <text:p>Cpu - Gpu Time Execution Comparison</text:p>
        </chart:title>
        <chart:legend chart:legend-position="end" svg:x="17.865cm" svg:y="4.698cm" style:legend-expansion="high" chart:style-name="ch3"/>
        <chart:plot-area chart:style-name="ch4" chart:data-source-has-labels="both" svg:x="1.446cm" svg:y="1.367cm" svg:width="15.988cm" svg:height="7.938cm">
          <chartooo:coordinate-region svg:x="2.365cm" svg:y="1.568cm" svg:width="14.225cm" svg:height="6.684cm"/>
          <chart:axis chart:dimension="x" chart:name="primary-x" chart:style-name="ch5" chartooo:axis-type="auto">
            <chartooo:date-scale/>
            <chart:title svg:x="8.567cm" svg:y="9.515cm" chart:style-name="ch6">
              <text:p>Image Size</text:p>
            </chart:title>
            <chart:categories table:cell-range-address="local-table.$A$2:.$A$14"/>
          </chart:axis>
          <chart:axis chart:dimension="y" chart:name="primary-y" chart:style-name="ch7">
            <chart:title svg:x="0.451cm" svg:y="6.102cm" chart:style-name="ch8">
              <text:p>Time(sec)</text:p>
            </chart:title>
            <chart:grid chart:style-name="ch9" chart:class="major"/>
          </chart:axis>
          <chart:series chart:style-name="ch10" chart:values-cell-range-address="local-table.$B$2:.$B$14" chart:label-cell-address="local-table.$B$1" chart:class="chart:line">
            <chart:data-point chart:repeated="13"/>
          </chart:series>
          <chart:series chart:style-name="ch11" chart:values-cell-range-address="local-table.$C$2:.$C$14" chart:label-cell-address="local-table.$C$1" chart:class="chart:line">
            <chart:data-point chart:repeated="1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Time</text:p>
              </table:table-cell>
              <table:table-cell office:value-type="string">
                <text:p>GPU Time</text:p>
              </table:table-cell>
            </table:table-row>
          </table:table-header-rows>
          <table:table-rows>
            <table:table-row>
              <table:table-cell office:value-type="string">
                <text:p>2x2</text:p>
              </table:table-cell>
              <table:table-cell office:value-type="float" office:value="0.000002">
                <text:p>0.000002</text:p>
              </table:table-cell>
              <table:table-cell office:value-type="float" office:value="0.000064">
                <text:p>0.000064</text:p>
              </table:table-cell>
            </table:table-row>
            <table:table-row>
              <table:table-cell office:value-type="string">
                <text:p>4x4</text:p>
              </table:table-cell>
              <table:table-cell office:value-type="float" office:value="0.000008">
                <text:p>0.000008</text:p>
              </table:table-cell>
              <table:table-cell office:value-type="float" office:value="0.000138">
                <text:p>0.000138</text:p>
              </table:table-cell>
            </table:table-row>
            <table:table-row>
              <table:table-cell office:value-type="string">
                <text:p>8x8</text:p>
              </table:table-cell>
              <table:table-cell office:value-type="float" office:value="0.000024">
                <text:p>0.000024</text:p>
              </table:table-cell>
              <table:table-cell office:value-type="float" office:value="0.000137">
                <text:p>0.000137</text:p>
              </table:table-cell>
            </table:table-row>
            <table:table-row>
              <table:table-cell office:value-type="string">
                <text:p>16x16</text:p>
              </table:table-cell>
              <table:table-cell office:value-type="float" office:value="0.000076">
                <text:p>0.000076</text:p>
              </table:table-cell>
              <table:table-cell office:value-type="float" office:value="0.000145">
                <text:p>0.000145</text:p>
              </table:table-cell>
            </table:table-row>
            <table:table-row>
              <table:table-cell office:value-type="string">
                <text:p>32x32</text:p>
              </table:table-cell>
              <table:table-cell office:value-type="float" office:value="0.000085">
                <text:p>0.000085</text:p>
              </table:table-cell>
              <table:table-cell office:value-type="float" office:value="0.000094">
                <text:p>0.000094</text:p>
              </table:table-cell>
            </table:table-row>
            <table:table-row>
              <table:table-cell office:value-type="string">
                <text:p>64x64</text:p>
              </table:table-cell>
              <table:table-cell office:value-type="float" office:value="0.000353">
                <text:p>0.000353</text:p>
              </table:table-cell>
              <table:table-cell office:value-type="float" office:value="0.00012">
                <text:p>0.00012</text:p>
              </table:table-cell>
            </table:table-row>
            <table:table-row>
              <table:table-cell office:value-type="string">
                <text:p>128x128</text:p>
              </table:table-cell>
              <table:table-cell office:value-type="float" office:value="0.002517">
                <text:p>0.002517</text:p>
              </table:table-cell>
              <table:table-cell office:value-type="float" office:value="0.00023">
                <text:p>0.00023</text:p>
              </table:table-cell>
            </table:table-row>
            <table:table-row>
              <table:table-cell office:value-type="string">
                <text:p>256x256</text:p>
              </table:table-cell>
              <table:table-cell office:value-type="float" office:value="0.006368">
                <text:p>0.006368</text:p>
              </table:table-cell>
              <table:table-cell office:value-type="float" office:value="0.000785">
                <text:p>0.000785</text:p>
              </table:table-cell>
            </table:table-row>
            <table:table-row>
              <table:table-cell office:value-type="string">
                <text:p>512x512</text:p>
              </table:table-cell>
              <table:table-cell office:value-type="float" office:value="0.030098">
                <text:p>0.030098</text:p>
              </table:table-cell>
              <table:table-cell office:value-type="float" office:value="0.002668">
                <text:p>0.002668</text:p>
              </table:table-cell>
            </table:table-row>
            <table:table-row>
              <table:table-cell office:value-type="string">
                <text:p>1024x1024</text:p>
              </table:table-cell>
              <table:table-cell office:value-type="float" office:value="0.122449">
                <text:p>0.122449</text:p>
              </table:table-cell>
              <table:table-cell office:value-type="float" office:value="0.008463">
                <text:p>0.008463</text:p>
              </table:table-cell>
            </table:table-row>
            <table:table-row>
              <table:table-cell office:value-type="string">
                <text:p>2048x2048</text:p>
              </table:table-cell>
              <table:table-cell office:value-type="float" office:value="0.499682">
                <text:p>0.499682</text:p>
              </table:table-cell>
              <table:table-cell office:value-type="float" office:value="0.030325">
                <text:p>0.030325</text:p>
              </table:table-cell>
            </table:table-row>
            <table:table-row>
              <table:table-cell office:value-type="string">
                <text:p>4096x4096</text:p>
              </table:table-cell>
              <table:table-cell office:value-type="float" office:value="1.921521">
                <text:p>1.921521</text:p>
              </table:table-cell>
              <table:table-cell office:value-type="float" office:value="0.116565">
                <text:p>0.116565</text:p>
              </table:table-cell>
            </table:table-row>
            <table:table-row>
              <table:table-cell office:value-type="string">
                <text:p>8192x8192</text:p>
              </table:table-cell>
              <table:table-cell office:value-type="float" office:value="7.606736">
                <text:p>7.606736</text:p>
              </table:table-cell>
              <table:table-cell office:value-type="float" office:value="0.46092">
                <text:p>0.46092</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859cm" svg:height="12.518cm" xlink:href="." xlink:type="simple" chart:class="chart:bar" chart:style-name="ch1">
        <chart:title svg:x="5.194cm" svg:y="0.386cm" chart:style-name="ch2">
          <text:p>Cpu computation time - Image size Correlation</text:p>
        </chart:title>
        <chart:plot-area chart:style-name="ch3" chart:data-source-has-labels="both" svg:x="0.228cm" svg:y="1.494cm" svg:width="19.096cm" svg:height="9.836cm">
          <chartooo:coordinate-region svg:x="1.166cm" svg:y="1.695cm" svg:width="18.158cm" svg:height="7.76cm"/>
          <chart:axis chart:dimension="x" chart:name="primary-x" chart:style-name="ch4" chartooo:axis-type="auto">
            <chartooo:date-scale/>
            <chart:title svg:x="8.903cm" svg:y="11.58cm" chart:style-name="ch5">
              <text:p>Image Size</text:p>
            </chart:title>
            <chart:categories table:cell-range-address="local-table.$A$2:.$A$33"/>
          </chart:axis>
          <chart:axis chart:dimension="y" chart:name="primary-y" chart:style-name="ch6">
            <chart:title svg:x="0cm" svg:y="7.178cm" chart:style-name="ch7">
              <text:p>Time(sec)</text:p>
            </chart:title>
            <chart:grid chart:style-name="ch8" chart:class="major"/>
          </chart:axis>
          <chart:series chart:style-name="ch9" chart:values-cell-range-address="local-table.$B$2:.$B$33" chart:label-cell-address="local-table.$B$1" chart:class="chart:bar">
            <chart:data-point chart:repeated="3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48 x 148</text:p>
              </table:table-cell>
              <table:table-cell office:value-type="float" office:value="0.001724">
                <text:p>0.001724</text:p>
              </table:table-cell>
            </table:table-row>
            <table:table-row>
              <table:table-cell office:value-type="string">
                <text:p>248 x 248</text:p>
              </table:table-cell>
              <table:table-cell office:value-type="float" office:value="0.004872">
                <text:p>0.004872</text:p>
              </table:table-cell>
            </table:table-row>
            <table:table-row>
              <table:table-cell office:value-type="string">
                <text:p>348 x 348</text:p>
              </table:table-cell>
              <table:table-cell office:value-type="float" office:value="0.009643">
                <text:p>0.009643</text:p>
              </table:table-cell>
            </table:table-row>
            <table:table-row>
              <table:table-cell office:value-type="string">
                <text:p>448 x 448</text:p>
              </table:table-cell>
              <table:table-cell office:value-type="float" office:value="0.016008">
                <text:p>0.016008</text:p>
              </table:table-cell>
            </table:table-row>
            <table:table-row>
              <table:table-cell office:value-type="string">
                <text:p>548 x 548</text:p>
              </table:table-cell>
              <table:table-cell office:value-type="float" office:value="0.024466">
                <text:p>0.024466</text:p>
              </table:table-cell>
            </table:table-row>
            <table:table-row>
              <table:table-cell office:value-type="string">
                <text:p>648 x 648</text:p>
              </table:table-cell>
              <table:table-cell office:value-type="float" office:value="0.033842">
                <text:p>0.033842</text:p>
              </table:table-cell>
            </table:table-row>
            <table:table-row>
              <table:table-cell office:value-type="string">
                <text:p>748 x 748</text:p>
              </table:table-cell>
              <table:table-cell office:value-type="float" office:value="0.045319">
                <text:p>0.045319</text:p>
              </table:table-cell>
            </table:table-row>
            <table:table-row>
              <table:table-cell office:value-type="string">
                <text:p>848 x 848</text:p>
              </table:table-cell>
              <table:table-cell office:value-type="float" office:value="0.057299">
                <text:p>0.057299</text:p>
              </table:table-cell>
            </table:table-row>
            <table:table-row>
              <table:table-cell office:value-type="string">
                <text:p>948 x 948</text:p>
              </table:table-cell>
              <table:table-cell office:value-type="float" office:value="0.071604">
                <text:p>0.071604</text:p>
              </table:table-cell>
            </table:table-row>
            <table:table-row>
              <table:table-cell office:value-type="string">
                <text:p>1048 x 1048</text:p>
              </table:table-cell>
              <table:table-cell office:value-type="float" office:value="0.089491">
                <text:p>0.089491</text:p>
              </table:table-cell>
            </table:table-row>
            <table:table-row>
              <table:table-cell office:value-type="string">
                <text:p>1148 x 1148</text:p>
              </table:table-cell>
              <table:table-cell office:value-type="float" office:value="0.107543">
                <text:p>0.107543</text:p>
              </table:table-cell>
            </table:table-row>
            <table:table-row>
              <table:table-cell office:value-type="string">
                <text:p>1248 x 1248</text:p>
              </table:table-cell>
              <table:table-cell office:value-type="float" office:value="0.125159">
                <text:p>0.125159</text:p>
              </table:table-cell>
            </table:table-row>
            <table:table-row>
              <table:table-cell office:value-type="string">
                <text:p>1348 x 1348</text:p>
              </table:table-cell>
              <table:table-cell office:value-type="float" office:value="0.146734">
                <text:p>0.146734</text:p>
              </table:table-cell>
            </table:table-row>
            <table:table-row>
              <table:table-cell office:value-type="string">
                <text:p>1448 x 1448</text:p>
              </table:table-cell>
              <table:table-cell office:value-type="float" office:value="0.16571">
                <text:p>0.16571</text:p>
              </table:table-cell>
            </table:table-row>
            <table:table-row>
              <table:table-cell office:value-type="string">
                <text:p>1548 x 1548</text:p>
              </table:table-cell>
              <table:table-cell office:value-type="float" office:value="0.189427">
                <text:p>0.189427</text:p>
              </table:table-cell>
            </table:table-row>
            <table:table-row>
              <table:table-cell office:value-type="string">
                <text:p>1648 x 1648</text:p>
              </table:table-cell>
              <table:table-cell office:value-type="float" office:value="0.218048">
                <text:p>0.218048</text:p>
              </table:table-cell>
            </table:table-row>
            <table:table-row>
              <table:table-cell office:value-type="string">
                <text:p>1748 x 1748</text:p>
              </table:table-cell>
              <table:table-cell office:value-type="float" office:value="0.250441">
                <text:p>0.250441</text:p>
              </table:table-cell>
            </table:table-row>
            <table:table-row>
              <table:table-cell office:value-type="string">
                <text:p>1848 x 1848</text:p>
              </table:table-cell>
              <table:table-cell office:value-type="float" office:value="0.272494">
                <text:p>0.272494</text:p>
              </table:table-cell>
            </table:table-row>
            <table:table-row>
              <table:table-cell office:value-type="string">
                <text:p>1948 x 1948</text:p>
              </table:table-cell>
              <table:table-cell office:value-type="float" office:value="0.303327">
                <text:p>0.303327</text:p>
              </table:table-cell>
            </table:table-row>
            <table:table-row>
              <table:table-cell office:value-type="string">
                <text:p>2192 x 2192</text:p>
              </table:table-cell>
              <table:table-cell office:value-type="float" office:value="0.383579">
                <text:p>0.383579</text:p>
              </table:table-cell>
            </table:table-row>
            <table:table-row>
              <table:table-cell office:value-type="string">
                <text:p>2692 x 2692</text:p>
              </table:table-cell>
              <table:table-cell office:value-type="float" office:value="0.588513">
                <text:p>0.588513</text:p>
              </table:table-cell>
            </table:table-row>
            <table:table-row>
              <table:table-cell office:value-type="string">
                <text:p>3192 x 3192</text:p>
              </table:table-cell>
              <table:table-cell office:value-type="float" office:value="0.804759">
                <text:p>0.804759</text:p>
              </table:table-cell>
            </table:table-row>
            <table:table-row>
              <table:table-cell office:value-type="string">
                <text:p>3692 x 3692</text:p>
              </table:table-cell>
              <table:table-cell office:value-type="float" office:value="1.060801">
                <text:p>1.060801</text:p>
              </table:table-cell>
            </table:table-row>
            <table:table-row>
              <table:table-cell office:value-type="string">
                <text:p>4192 x 4192</text:p>
              </table:table-cell>
              <table:table-cell office:value-type="float" office:value="1.369754">
                <text:p>1.369754</text:p>
              </table:table-cell>
            </table:table-row>
            <table:table-row>
              <table:table-cell office:value-type="string">
                <text:p>4692 x 4692</text:p>
              </table:table-cell>
              <table:table-cell office:value-type="float" office:value="1.657439">
                <text:p>1.657439</text:p>
              </table:table-cell>
            </table:table-row>
            <table:table-row>
              <table:table-cell office:value-type="string">
                <text:p>5192 x 5192</text:p>
              </table:table-cell>
              <table:table-cell office:value-type="float" office:value="2.031153">
                <text:p>2.031153</text:p>
              </table:table-cell>
            </table:table-row>
            <table:table-row>
              <table:table-cell office:value-type="string">
                <text:p>5692 x 5692</text:p>
              </table:table-cell>
              <table:table-cell office:value-type="float" office:value="2.413647">
                <text:p>2.413647</text:p>
              </table:table-cell>
            </table:table-row>
            <table:table-row>
              <table:table-cell office:value-type="string">
                <text:p>6192 x 6192</text:p>
              </table:table-cell>
              <table:table-cell office:value-type="float" office:value="2.877443">
                <text:p>2.877443</text:p>
              </table:table-cell>
            </table:table-row>
            <table:table-row>
              <table:table-cell office:value-type="string">
                <text:p>6692 x 6692</text:p>
              </table:table-cell>
              <table:table-cell office:value-type="float" office:value="3.33921">
                <text:p>3.33921</text:p>
              </table:table-cell>
            </table:table-row>
            <table:table-row>
              <table:table-cell office:value-type="string">
                <text:p>7192 x 7192</text:p>
              </table:table-cell>
              <table:table-cell office:value-type="float" office:value="3.788412">
                <text:p>3.788412</text:p>
              </table:table-cell>
            </table:table-row>
            <table:table-row>
              <table:table-cell office:value-type="string">
                <text:p>7692 x 7692</text:p>
              </table:table-cell>
              <table:table-cell office:value-type="float" office:value="4.411234">
                <text:p>4.411234</text:p>
              </table:table-cell>
            </table:table-row>
            <table:table-row>
              <table:table-cell office:value-type="string">
                <text:p>8192 x 8192</text:p>
              </table:table-cell>
              <table:table-cell office:value-type="float" office:value="6.995768">
                <text:p>6.99576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true" chart:maximum="2" chart:interval-major="0.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838cm" svg:height="14.467cm" xlink:href="." xlink:type="simple" chart:class="chart:line" chart:style-name="ch1">
        <chart:title svg:x="5.676cm" svg:y="0.074cm" chart:style-name="ch2">
          <text:p>Filter Radius- Accuracy correlation(1-15)</text:p>
        </chart:title>
        <chart:plot-area chart:style-name="ch3" chart:data-source-has-labels="both" svg:x="0.9cm" svg:y="0.557cm" svg:width="18.202cm" svg:height="13.361cm">
          <chartooo:coordinate-region svg:x="1.819cm" svg:y="0.758cm" svg:width="17.094cm" svg:height="12.509cm"/>
          <chart:axis chart:dimension="x" chart:name="primary-x" chart:style-name="ch4" chartooo:axis-type="text">
            <chart:title svg:x="8.629cm" svg:y="13.901cm" chart:style-name="ch5">
              <text:p>Filter Radius(1-15)</text:p>
            </chart:title>
            <chart:categories table:cell-range-address="local-table.$A$2:.$A$16"/>
          </chart:axis>
          <chart:axis chart:dimension="y" chart:name="primary-y" chart:style-name="ch6">
            <chart:title svg:x="0cm" svg:y="8.003cm" chart:style-name="ch7">
              <text:p>Accuracy 
</text:p>
            </chart:title>
            <chart:grid chart:style-name="ch8" chart:class="major"/>
          </chart:axis>
          <chart:series chart:style-name="ch9" chart:values-cell-range-address="local-table.$B$2:.$B$16" chart:label-cell-address="local-table.$B$1" chart:class="chart:line">
            <chart:data-point chart:repeated="1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007812">
                <text:p>0.007812</text:p>
              </table:table-cell>
            </table:table-row>
            <table:table-row>
              <table:table-cell office:value-type="string">
                <text:p>2</text:p>
              </table:table-cell>
              <table:table-cell office:value-type="float" office:value="0.015625">
                <text:p>0.015625</text:p>
              </table:table-cell>
            </table:table-row>
            <table:table-row>
              <table:table-cell office:value-type="string">
                <text:p>3</text:p>
              </table:table-cell>
              <table:table-cell office:value-type="float" office:value="0.0625">
                <text:p>0.0625</text:p>
              </table:table-cell>
            </table:table-row>
            <table:table-row>
              <table:table-cell office:value-type="string">
                <text:p>4</text:p>
              </table:table-cell>
              <table:table-cell office:value-type="float" office:value="0.1875">
                <text:p>0.1875</text:p>
              </table:table-cell>
            </table:table-row>
            <table:table-row>
              <table:table-cell office:value-type="string">
                <text:p>5</text:p>
              </table:table-cell>
              <table:table-cell office:value-type="float" office:value="0.25">
                <text:p>0.25</text:p>
              </table:table-cell>
            </table:table-row>
            <table:table-row>
              <table:table-cell office:value-type="string">
                <text:p>6</text:p>
              </table:table-cell>
              <table:table-cell office:value-type="float" office:value="0.5">
                <text:p>0.5</text:p>
              </table:table-cell>
            </table:table-row>
            <table:table-row>
              <table:table-cell office:value-type="string">
                <text:p>7</text:p>
              </table:table-cell>
              <table:table-cell office:value-type="float" office:value="0.375">
                <text:p>0.375</text:p>
              </table:table-cell>
            </table:table-row>
            <table:table-row>
              <table:table-cell office:value-type="string">
                <text:p>8</text:p>
              </table:table-cell>
              <table:table-cell office:value-type="float" office:value="0.75">
                <text:p>0.75</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1">
                <text:p>1</text:p>
              </table:table-cell>
            </table:table-row>
            <table:table-row>
              <table:table-cell office:value-type="string">
                <text:p>11</text:p>
              </table:table-cell>
              <table:table-cell office:value-type="float" office:value="1.5">
                <text:p>1.5</text:p>
              </table:table-cell>
            </table:table-row>
            <table:table-row>
              <table:table-cell office:value-type="string">
                <text:p>12</text:p>
              </table:table-cell>
              <table:table-cell office:value-type="float" office:value="1">
                <text:p>1</text:p>
              </table:table-cell>
            </table:table-row>
            <table:table-row>
              <table:table-cell office:value-type="string">
                <text:p>13</text:p>
              </table:table-cell>
              <table:table-cell office:value-type="float" office:value="1.5">
                <text:p>1.5</text:p>
              </table:table-cell>
            </table:table-row>
            <table:table-row>
              <table:table-cell office:value-type="string">
                <text:p>14</text:p>
              </table:table-cell>
              <table:table-cell office:value-type="float" office:value="1">
                <text:p>1</text:p>
              </table:table-cell>
            </table:table-row>
            <table:table-row>
              <table:table-cell office:value-type="string">
                <text:p>15</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50000" chart:interval-major="10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392cm" svg:height="12.031cm" xlink:href="." xlink:type="simple" chart:class="chart:scatter" chart:style-name="ch1">
        <chart:title svg:x="6.322cm" svg:y="0cm" chart:style-name="ch2">
          <text:p>Filter Radius- Accuracy correlation(16-2048)</text:p>
        </chart:title>
        <chart:plot-area chart:style-name="ch3" chart:data-source-has-labels="both" svg:x="1.128cm" svg:y="0.432cm" svg:width="18.969cm" svg:height="11.201cm">
          <chartooo:coordinate-region svg:x="2.325cm" svg:y="0.575cm" svg:width="17.396cm" svg:height="10.407cm"/>
          <chart:axis chart:dimension="x" chart:name="primary-x" chart:style-name="ch4" chartooo:axis-type="auto">
            <chart:title svg:x="8.91cm" svg:y="11.467cm" chart:style-name="ch5">
              <text:p>Filter Radius(16-2048)</text:p>
            </chart:title>
            <chart:categories table:cell-range-address="local-table.$A$2:.$A$13"/>
          </chart:axis>
          <chart:axis chart:dimension="y" chart:name="primary-y" chart:style-name="ch6">
            <chart:title svg:x="0.157cm" svg:y="6.758cm" chart:style-name="ch7">
              <text:p>Accuracy</text:p>
            </chart:title>
            <chart:grid chart:style-name="ch8" chart:class="major"/>
          </chart:axis>
          <chart:series chart:style-name="ch9" chart:values-cell-range-address="local-table.$C$2:.$C$13" chart:label-cell-address="local-table.$C$1" chart:class="chart:scatter">
            <chart:domain table:cell-range-address="local-table.$B$2:.$B$13"/>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6">
                <text:p>16</text:p>
              </table:table-cell>
              <table:table-cell office:value-type="float" office:value="4">
                <text:p>4</text:p>
              </table:table-cell>
            </table:table-row>
            <table:table-row>
              <table:table-cell office:value-type="string">
                <text:p>2</text:p>
              </table:table-cell>
              <table:table-cell office:value-type="float" office:value="17">
                <text:p>17</text:p>
              </table:table-cell>
              <table:table-cell office:value-type="float" office:value="5">
                <text:p>5</text:p>
              </table:table-cell>
            </table:table-row>
            <table:table-row>
              <table:table-cell office:value-type="string">
                <text:p>3</text:p>
              </table:table-cell>
              <table:table-cell office:value-type="float" office:value="18">
                <text:p>18</text:p>
              </table:table-cell>
              <table:table-cell office:value-type="float" office:value="6">
                <text:p>6</text:p>
              </table:table-cell>
            </table:table-row>
            <table:table-row>
              <table:table-cell office:value-type="string">
                <text:p>4</text:p>
              </table:table-cell>
              <table:table-cell office:value-type="float" office:value="19">
                <text:p>19</text:p>
              </table:table-cell>
              <table:table-cell office:value-type="float" office:value="6">
                <text:p>6</text:p>
              </table:table-cell>
            </table:table-row>
            <table:table-row>
              <table:table-cell office:value-type="string">
                <text:p>5</text:p>
              </table:table-cell>
              <table:table-cell office:value-type="float" office:value="20">
                <text:p>20</text:p>
              </table:table-cell>
              <table:table-cell office:value-type="float" office:value="6">
                <text:p>6</text:p>
              </table:table-cell>
            </table:table-row>
            <table:table-row>
              <table:table-cell office:value-type="string">
                <text:p>6</text:p>
              </table:table-cell>
              <table:table-cell office:value-type="float" office:value="32">
                <text:p>32</text:p>
              </table:table-cell>
              <table:table-cell office:value-type="float" office:value="14">
                <text:p>14</text:p>
              </table:table-cell>
            </table:table-row>
            <table:table-row>
              <table:table-cell office:value-type="string">
                <text:p>7</text:p>
              </table:table-cell>
              <table:table-cell office:value-type="float" office:value="64">
                <text:p>64</text:p>
              </table:table-cell>
              <table:table-cell office:value-type="float" office:value="48">
                <text:p>48</text:p>
              </table:table-cell>
            </table:table-row>
            <table:table-row>
              <table:table-cell office:value-type="string">
                <text:p>8</text:p>
              </table:table-cell>
              <table:table-cell office:value-type="float" office:value="128">
                <text:p>128</text:p>
              </table:table-cell>
              <table:table-cell office:value-type="float" office:value="192">
                <text:p>192</text:p>
              </table:table-cell>
            </table:table-row>
            <table:table-row>
              <table:table-cell office:value-type="string">
                <text:p>9</text:p>
              </table:table-cell>
              <table:table-cell office:value-type="float" office:value="256">
                <text:p>256</text:p>
              </table:table-cell>
              <table:table-cell office:value-type="float" office:value="768">
                <text:p>768</text:p>
              </table:table-cell>
            </table:table-row>
            <table:table-row>
              <table:table-cell office:value-type="string">
                <text:p>10</text:p>
              </table:table-cell>
              <table:table-cell office:value-type="float" office:value="512">
                <text:p>512</text:p>
              </table:table-cell>
              <table:table-cell office:value-type="float" office:value="3584">
                <text:p>3584</text:p>
              </table:table-cell>
            </table:table-row>
            <table:table-row>
              <table:table-cell office:value-type="string">
                <text:p>11</text:p>
              </table:table-cell>
              <table:table-cell office:value-type="float" office:value="1024">
                <text:p>1024</text:p>
              </table:table-cell>
              <table:table-cell office:value-type="float" office:value="12288">
                <text:p>12288</text:p>
              </table:table-cell>
            </table:table-row>
            <table:table-row>
              <table:table-cell office:value-type="string">
                <text:p>12</text:p>
              </table:table-cell>
              <table:table-cell office:value-type="float" office:value="2048">
                <text:p>2048</text:p>
              </table:table-cell>
              <table:table-cell office:value-type="float" office:value="49152">
                <text:p>491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787cm" svg:height="10.837cm" xlink:href="." xlink:type="simple" chart:class="chart:bar" chart:style-name="ch1">
        <chart:title svg:x="5.144cm" svg:y="0.352cm" chart:style-name="ch2">
          <text:p>Gpu computation time - Image size Correlation</text:p>
        </chart:title>
        <chart:plot-area chart:style-name="ch3" chart:data-source-has-labels="both" svg:x="0.593cm" svg:y="1.379cm" svg:width="18.798cm" svg:height="8.255cm">
          <chartooo:coordinate-region svg:x="1.535cm" svg:y="1.58cm" svg:width="17.856cm" svg:height="6.18cm"/>
          <chart:axis chart:dimension="x" chart:name="primary-x" chart:style-name="ch4" chartooo:axis-type="auto">
            <chartooo:date-scale/>
            <chart:title svg:x="9.119cm" svg:y="9.85cm" chart:style-name="ch5">
              <text:p>Image Size</text:p>
            </chart:title>
            <chart:categories table:cell-range-address="local-table.$A$2:.$A$33"/>
          </chart:axis>
          <chart:axis chart:dimension="y" chart:name="primary-y" chart:style-name="ch6">
            <chart:title svg:x="0cm" svg:y="6.312cm" chart:style-name="ch7">
              <text:p> Time(sec)</text:p>
            </chart:title>
            <chart:grid chart:style-name="ch8" chart:class="major"/>
          </chart:axis>
          <chart:series chart:style-name="ch9" chart:values-cell-range-address="local-table.$B$2:.$B$33" chart:label-cell-address="local-table.$B$1" chart:class="chart:bar">
            <chart:data-point chart:repeated="3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48 x 148</text:p>
              </table:table-cell>
              <table:table-cell office:value-type="float" office:value="0.000454">
                <text:p>0.000454</text:p>
              </table:table-cell>
            </table:table-row>
            <table:table-row>
              <table:table-cell office:value-type="string">
                <text:p>248 x 248</text:p>
              </table:table-cell>
              <table:table-cell office:value-type="float" office:value="0.000847">
                <text:p>0.000847</text:p>
              </table:table-cell>
            </table:table-row>
            <table:table-row>
              <table:table-cell office:value-type="string">
                <text:p>348 x 348</text:p>
              </table:table-cell>
              <table:table-cell office:value-type="float" office:value="0.001441">
                <text:p>0.001441</text:p>
              </table:table-cell>
            </table:table-row>
            <table:table-row>
              <table:table-cell office:value-type="string">
                <text:p>448 x 448</text:p>
              </table:table-cell>
              <table:table-cell office:value-type="float" office:value="0.002093">
                <text:p>0.002093</text:p>
              </table:table-cell>
            </table:table-row>
            <table:table-row>
              <table:table-cell office:value-type="string">
                <text:p>548 x 548</text:p>
              </table:table-cell>
              <table:table-cell office:value-type="float" office:value="0.002725">
                <text:p>0.002725</text:p>
              </table:table-cell>
            </table:table-row>
            <table:table-row>
              <table:table-cell office:value-type="string">
                <text:p>648 x 648</text:p>
              </table:table-cell>
              <table:table-cell office:value-type="float" office:value="0.003547">
                <text:p>0.003547</text:p>
              </table:table-cell>
            </table:table-row>
            <table:table-row>
              <table:table-cell office:value-type="string">
                <text:p>748 x 748</text:p>
              </table:table-cell>
              <table:table-cell office:value-type="float" office:value="0.003963">
                <text:p>0.003963</text:p>
              </table:table-cell>
            </table:table-row>
            <table:table-row>
              <table:table-cell office:value-type="string">
                <text:p>848 x 848</text:p>
              </table:table-cell>
              <table:table-cell office:value-type="float" office:value="0.004999">
                <text:p>0.004999</text:p>
              </table:table-cell>
            </table:table-row>
            <table:table-row>
              <table:table-cell office:value-type="string">
                <text:p>948 x 948</text:p>
              </table:table-cell>
              <table:table-cell office:value-type="float" office:value="0.005834">
                <text:p>0.005834</text:p>
              </table:table-cell>
            </table:table-row>
            <table:table-row>
              <table:table-cell office:value-type="string">
                <text:p>1048 x 1048</text:p>
              </table:table-cell>
              <table:table-cell office:value-type="float" office:value="0.007562">
                <text:p>0.007562</text:p>
              </table:table-cell>
            </table:table-row>
            <table:table-row>
              <table:table-cell office:value-type="string">
                <text:p>1148 x 1148</text:p>
              </table:table-cell>
              <table:table-cell office:value-type="float" office:value="0.008434">
                <text:p>0.008434</text:p>
              </table:table-cell>
            </table:table-row>
            <table:table-row>
              <table:table-cell office:value-type="string">
                <text:p>1248 x 1248</text:p>
              </table:table-cell>
              <table:table-cell office:value-type="float" office:value="0.010059">
                <text:p>0.010059</text:p>
              </table:table-cell>
            </table:table-row>
            <table:table-row>
              <table:table-cell office:value-type="string">
                <text:p>1348 x 1348</text:p>
              </table:table-cell>
              <table:table-cell office:value-type="float" office:value="0.011073">
                <text:p>0.011073</text:p>
              </table:table-cell>
            </table:table-row>
            <table:table-row>
              <table:table-cell office:value-type="string">
                <text:p>1448 x 1448</text:p>
              </table:table-cell>
              <table:table-cell office:value-type="float" office:value="0.012803">
                <text:p>0.012803</text:p>
              </table:table-cell>
            </table:table-row>
            <table:table-row>
              <table:table-cell office:value-type="string">
                <text:p>1548 x 1548</text:p>
              </table:table-cell>
              <table:table-cell office:value-type="float" office:value="0.013496">
                <text:p>0.013496</text:p>
              </table:table-cell>
            </table:table-row>
            <table:table-row>
              <table:table-cell office:value-type="string">
                <text:p>1648 x 1648</text:p>
              </table:table-cell>
              <table:table-cell office:value-type="float" office:value="0.01553">
                <text:p>0.01553</text:p>
              </table:table-cell>
            </table:table-row>
            <table:table-row>
              <table:table-cell office:value-type="string">
                <text:p>1748 x 1748</text:p>
              </table:table-cell>
              <table:table-cell office:value-type="float" office:value="0.0173">
                <text:p>0.0173</text:p>
              </table:table-cell>
            </table:table-row>
            <table:table-row>
              <table:table-cell office:value-type="string">
                <text:p>1848 x 1848</text:p>
              </table:table-cell>
              <table:table-cell office:value-type="float" office:value="0.018715">
                <text:p>0.018715</text:p>
              </table:table-cell>
            </table:table-row>
            <table:table-row>
              <table:table-cell office:value-type="string">
                <text:p>1948 x 1948</text:p>
              </table:table-cell>
              <table:table-cell office:value-type="float" office:value="0.02108">
                <text:p>0.02108</text:p>
              </table:table-cell>
            </table:table-row>
            <table:table-row>
              <table:table-cell office:value-type="string">
                <text:p>2192 x 2192</text:p>
              </table:table-cell>
              <table:table-cell office:value-type="float" office:value="0.0237">
                <text:p>0.0237</text:p>
              </table:table-cell>
            </table:table-row>
            <table:table-row>
              <table:table-cell office:value-type="string">
                <text:p>2692 x 2692</text:p>
              </table:table-cell>
              <table:table-cell office:value-type="float" office:value="0.035795">
                <text:p>0.035795</text:p>
              </table:table-cell>
            </table:table-row>
            <table:table-row>
              <table:table-cell office:value-type="string">
                <text:p>3192 x 3192</text:p>
              </table:table-cell>
              <table:table-cell office:value-type="float" office:value="0.048821">
                <text:p>0.048821</text:p>
              </table:table-cell>
            </table:table-row>
            <table:table-row>
              <table:table-cell office:value-type="string">
                <text:p>3692 x 3692</text:p>
              </table:table-cell>
              <table:table-cell office:value-type="float" office:value="0.065671">
                <text:p>0.065671</text:p>
              </table:table-cell>
            </table:table-row>
            <table:table-row>
              <table:table-cell office:value-type="string">
                <text:p>4192 x 4192</text:p>
              </table:table-cell>
              <table:table-cell office:value-type="float" office:value="0.083625">
                <text:p>0.083625</text:p>
              </table:table-cell>
            </table:table-row>
            <table:table-row>
              <table:table-cell office:value-type="string">
                <text:p>4692 x 4692</text:p>
              </table:table-cell>
              <table:table-cell office:value-type="float" office:value="0.105361">
                <text:p>0.105361</text:p>
              </table:table-cell>
            </table:table-row>
            <table:table-row>
              <table:table-cell office:value-type="string">
                <text:p>5192 x 5192</text:p>
              </table:table-cell>
              <table:table-cell office:value-type="float" office:value="0.127369">
                <text:p>0.127369</text:p>
              </table:table-cell>
            </table:table-row>
            <table:table-row>
              <table:table-cell office:value-type="string">
                <text:p>5692 x 5692</text:p>
              </table:table-cell>
              <table:table-cell office:value-type="float" office:value="0.15533">
                <text:p>0.15533</text:p>
              </table:table-cell>
            </table:table-row>
            <table:table-row>
              <table:table-cell office:value-type="string">
                <text:p>6192 x 6192</text:p>
              </table:table-cell>
              <table:table-cell office:value-type="float" office:value="0.180448">
                <text:p>0.180448</text:p>
              </table:table-cell>
            </table:table-row>
            <table:table-row>
              <table:table-cell office:value-type="string">
                <text:p>6692 x 6692</text:p>
              </table:table-cell>
              <table:table-cell office:value-type="float" office:value="0.215306">
                <text:p>0.215306</text:p>
              </table:table-cell>
            </table:table-row>
            <table:table-row>
              <table:table-cell office:value-type="string">
                <text:p>7192 x 7192</text:p>
              </table:table-cell>
              <table:table-cell office:value-type="float" office:value="0.246145">
                <text:p>0.246145</text:p>
              </table:table-cell>
            </table:table-row>
            <table:table-row>
              <table:table-cell office:value-type="string">
                <text:p>7692 x 7692</text:p>
              </table:table-cell>
              <table:table-cell office:value-type="float" office:value="0.279792">
                <text:p>0.279792</text:p>
              </table:table-cell>
            </table:table-row>
            <table:table-row>
              <table:table-cell office:value-type="string">
                <text:p>8192 x 8192</text:p>
              </table:table-cell>
              <table:table-cell office:value-type="float" office:value="0.309909">
                <text:p>0.30990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594cm" svg:height="12.893cm" xlink:href="." xlink:type="simple" chart:class="chart:line" chart:style-name="ch1">
        <chart:title svg:x="8.115cm" svg:y="0.393cm" chart:style-name="ch2">
          <text:p>CPU Time-GPU Time</text:p>
        </chart:title>
        <chart:legend chart:legend-position="end" svg:x="17.566cm" svg:y="5.894cm" style:legend-expansion="high" chart:style-name="ch3"/>
        <chart:plot-area chart:style-name="ch4" chart:data-source-has-labels="both" svg:x="1.426cm" svg:y="1.461cm" svg:width="15.729cm" svg:height="10.19cm">
          <chartooo:coordinate-region svg:x="2.647cm" svg:y="1.662cm" svg:width="14.508cm" svg:height="8.114cm"/>
          <chart:axis chart:dimension="x" chart:name="primary-x" chart:style-name="ch5" chartooo:axis-type="auto">
            <chartooo:date-scale/>
            <chart:title svg:x="8.444cm" svg:y="11.908cm" chart:style-name="ch6">
              <text:p>Image size</text:p>
            </chart:title>
            <chart:categories table:cell-range-address="local-table.$A$2:.$A$33"/>
          </chart:axis>
          <chart:axis chart:dimension="y" chart:name="primary-y" chart:style-name="ch7">
            <chart:title svg:x="0.451cm" svg:y="7.709cm" chart:style-name="ch8">
              <text:p>Execution Time</text:p>
            </chart:title>
            <chart:grid chart:style-name="ch9" chart:class="major"/>
          </chart:axis>
          <chart:series chart:style-name="ch10" chart:values-cell-range-address="local-table.$B$2:.$B$33" chart:label-cell-address="local-table.$B$1" chart:class="chart:line">
            <chart:data-point chart:repeated="32"/>
          </chart:series>
          <chart:series chart:style-name="ch11" chart:values-cell-range-address="local-table.$C$2:.$C$33" chart:label-cell-address="local-table.$C$1" chart:class="chart:line">
            <chart:data-point chart:repeated="3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TIME</text:p>
              </table:table-cell>
              <table:table-cell office:value-type="string">
                <text:p>GPU TIME</text:p>
              </table:table-cell>
            </table:table-row>
          </table:table-header-rows>
          <table:table-rows>
            <table:table-row>
              <table:table-cell office:value-type="string">
                <text:p>148 x 148</text:p>
              </table:table-cell>
              <table:table-cell office:value-type="float" office:value="0.001724">
                <text:p>0.001724</text:p>
              </table:table-cell>
              <table:table-cell office:value-type="float" office:value="0.000454">
                <text:p>0.000454</text:p>
              </table:table-cell>
            </table:table-row>
            <table:table-row>
              <table:table-cell office:value-type="string">
                <text:p>248 x 248</text:p>
              </table:table-cell>
              <table:table-cell office:value-type="float" office:value="0.004872">
                <text:p>0.004872</text:p>
              </table:table-cell>
              <table:table-cell office:value-type="float" office:value="0.000847">
                <text:p>0.000847</text:p>
              </table:table-cell>
            </table:table-row>
            <table:table-row>
              <table:table-cell office:value-type="string">
                <text:p>348 x 348</text:p>
              </table:table-cell>
              <table:table-cell office:value-type="float" office:value="0.009643">
                <text:p>0.009643</text:p>
              </table:table-cell>
              <table:table-cell office:value-type="float" office:value="0.001441">
                <text:p>0.001441</text:p>
              </table:table-cell>
            </table:table-row>
            <table:table-row>
              <table:table-cell office:value-type="string">
                <text:p>448 x 448</text:p>
              </table:table-cell>
              <table:table-cell office:value-type="float" office:value="0.016008">
                <text:p>0.016008</text:p>
              </table:table-cell>
              <table:table-cell office:value-type="float" office:value="0.002093">
                <text:p>0.002093</text:p>
              </table:table-cell>
            </table:table-row>
            <table:table-row>
              <table:table-cell office:value-type="string">
                <text:p>548 x 548</text:p>
              </table:table-cell>
              <table:table-cell office:value-type="float" office:value="0.024466">
                <text:p>0.024466</text:p>
              </table:table-cell>
              <table:table-cell office:value-type="float" office:value="0.002725">
                <text:p>0.002725</text:p>
              </table:table-cell>
            </table:table-row>
            <table:table-row>
              <table:table-cell office:value-type="string">
                <text:p>648 x 648</text:p>
              </table:table-cell>
              <table:table-cell office:value-type="float" office:value="0.033842">
                <text:p>0.033842</text:p>
              </table:table-cell>
              <table:table-cell office:value-type="float" office:value="0.003547">
                <text:p>0.003547</text:p>
              </table:table-cell>
            </table:table-row>
            <table:table-row>
              <table:table-cell office:value-type="string">
                <text:p>748 x 748</text:p>
              </table:table-cell>
              <table:table-cell office:value-type="float" office:value="0.045319">
                <text:p>0.045319</text:p>
              </table:table-cell>
              <table:table-cell office:value-type="float" office:value="0.003963">
                <text:p>0.003963</text:p>
              </table:table-cell>
            </table:table-row>
            <table:table-row>
              <table:table-cell office:value-type="string">
                <text:p>848 x 848</text:p>
              </table:table-cell>
              <table:table-cell office:value-type="float" office:value="0.057299">
                <text:p>0.057299</text:p>
              </table:table-cell>
              <table:table-cell office:value-type="float" office:value="0.004999">
                <text:p>0.004999</text:p>
              </table:table-cell>
            </table:table-row>
            <table:table-row>
              <table:table-cell office:value-type="string">
                <text:p>948 x 948</text:p>
              </table:table-cell>
              <table:table-cell office:value-type="float" office:value="0.071604">
                <text:p>0.071604</text:p>
              </table:table-cell>
              <table:table-cell office:value-type="float" office:value="0.005834">
                <text:p>0.005834</text:p>
              </table:table-cell>
            </table:table-row>
            <table:table-row>
              <table:table-cell office:value-type="string">
                <text:p>1048 x 1048</text:p>
              </table:table-cell>
              <table:table-cell office:value-type="float" office:value="0.089491">
                <text:p>0.089491</text:p>
              </table:table-cell>
              <table:table-cell office:value-type="float" office:value="0.007562">
                <text:p>0.007562</text:p>
              </table:table-cell>
            </table:table-row>
            <table:table-row>
              <table:table-cell office:value-type="string">
                <text:p>1148 x 1148</text:p>
              </table:table-cell>
              <table:table-cell office:value-type="float" office:value="0.107543">
                <text:p>0.107543</text:p>
              </table:table-cell>
              <table:table-cell office:value-type="float" office:value="0.008434">
                <text:p>0.008434</text:p>
              </table:table-cell>
            </table:table-row>
            <table:table-row>
              <table:table-cell office:value-type="string">
                <text:p>1248 x 1248</text:p>
              </table:table-cell>
              <table:table-cell office:value-type="float" office:value="0.125159">
                <text:p>0.125159</text:p>
              </table:table-cell>
              <table:table-cell office:value-type="float" office:value="0.010059">
                <text:p>0.010059</text:p>
              </table:table-cell>
            </table:table-row>
            <table:table-row>
              <table:table-cell office:value-type="string">
                <text:p>1348 x 1348</text:p>
              </table:table-cell>
              <table:table-cell office:value-type="float" office:value="0.146734">
                <text:p>0.146734</text:p>
              </table:table-cell>
              <table:table-cell office:value-type="float" office:value="0.011073">
                <text:p>0.011073</text:p>
              </table:table-cell>
            </table:table-row>
            <table:table-row>
              <table:table-cell office:value-type="string">
                <text:p>1448 x 1448</text:p>
              </table:table-cell>
              <table:table-cell office:value-type="float" office:value="0.16571">
                <text:p>0.16571</text:p>
              </table:table-cell>
              <table:table-cell office:value-type="float" office:value="0.012803">
                <text:p>0.012803</text:p>
              </table:table-cell>
            </table:table-row>
            <table:table-row>
              <table:table-cell office:value-type="string">
                <text:p>1548 x 1548</text:p>
              </table:table-cell>
              <table:table-cell office:value-type="float" office:value="0.189427">
                <text:p>0.189427</text:p>
              </table:table-cell>
              <table:table-cell office:value-type="float" office:value="0.013496">
                <text:p>0.013496</text:p>
              </table:table-cell>
            </table:table-row>
            <table:table-row>
              <table:table-cell office:value-type="string">
                <text:p>1648 x 1648</text:p>
              </table:table-cell>
              <table:table-cell office:value-type="float" office:value="0.218048">
                <text:p>0.218048</text:p>
              </table:table-cell>
              <table:table-cell office:value-type="float" office:value="0.01553">
                <text:p>0.01553</text:p>
              </table:table-cell>
            </table:table-row>
            <table:table-row>
              <table:table-cell office:value-type="string">
                <text:p>1748 x 1748</text:p>
              </table:table-cell>
              <table:table-cell office:value-type="float" office:value="0.250441">
                <text:p>0.250441</text:p>
              </table:table-cell>
              <table:table-cell office:value-type="float" office:value="0.0173">
                <text:p>0.0173</text:p>
              </table:table-cell>
            </table:table-row>
            <table:table-row>
              <table:table-cell office:value-type="string">
                <text:p>1848 x 1848</text:p>
              </table:table-cell>
              <table:table-cell office:value-type="float" office:value="0.272494">
                <text:p>0.272494</text:p>
              </table:table-cell>
              <table:table-cell office:value-type="float" office:value="0.018715">
                <text:p>0.018715</text:p>
              </table:table-cell>
            </table:table-row>
            <table:table-row>
              <table:table-cell office:value-type="string">
                <text:p>1948 x 1948</text:p>
              </table:table-cell>
              <table:table-cell office:value-type="float" office:value="0.303327">
                <text:p>0.303327</text:p>
              </table:table-cell>
              <table:table-cell office:value-type="float" office:value="0.02108">
                <text:p>0.02108</text:p>
              </table:table-cell>
            </table:table-row>
            <table:table-row>
              <table:table-cell office:value-type="string">
                <text:p>2192 x 2192</text:p>
              </table:table-cell>
              <table:table-cell office:value-type="float" office:value="0.383579">
                <text:p>0.383579</text:p>
              </table:table-cell>
              <table:table-cell office:value-type="float" office:value="0.0237">
                <text:p>0.0237</text:p>
              </table:table-cell>
            </table:table-row>
            <table:table-row>
              <table:table-cell office:value-type="string">
                <text:p>2692 x 2692</text:p>
              </table:table-cell>
              <table:table-cell office:value-type="float" office:value="0.588513">
                <text:p>0.588513</text:p>
              </table:table-cell>
              <table:table-cell office:value-type="float" office:value="0.035795">
                <text:p>0.035795</text:p>
              </table:table-cell>
            </table:table-row>
            <table:table-row>
              <table:table-cell office:value-type="string">
                <text:p>3192 x 3192</text:p>
              </table:table-cell>
              <table:table-cell office:value-type="float" office:value="0.804759">
                <text:p>0.804759</text:p>
              </table:table-cell>
              <table:table-cell office:value-type="float" office:value="0.048821">
                <text:p>0.048821</text:p>
              </table:table-cell>
            </table:table-row>
            <table:table-row>
              <table:table-cell office:value-type="string">
                <text:p>3692 x 3692</text:p>
              </table:table-cell>
              <table:table-cell office:value-type="float" office:value="1.060801">
                <text:p>1.060801</text:p>
              </table:table-cell>
              <table:table-cell office:value-type="float" office:value="0.065671">
                <text:p>0.065671</text:p>
              </table:table-cell>
            </table:table-row>
            <table:table-row>
              <table:table-cell office:value-type="string">
                <text:p>4192 x 4192</text:p>
              </table:table-cell>
              <table:table-cell office:value-type="float" office:value="1.369754">
                <text:p>1.369754</text:p>
              </table:table-cell>
              <table:table-cell office:value-type="float" office:value="0.083625">
                <text:p>0.083625</text:p>
              </table:table-cell>
            </table:table-row>
            <table:table-row>
              <table:table-cell office:value-type="string">
                <text:p>4692 x 4692</text:p>
              </table:table-cell>
              <table:table-cell office:value-type="float" office:value="1.657439">
                <text:p>1.657439</text:p>
              </table:table-cell>
              <table:table-cell office:value-type="float" office:value="0.105361">
                <text:p>0.105361</text:p>
              </table:table-cell>
            </table:table-row>
            <table:table-row>
              <table:table-cell office:value-type="string">
                <text:p>5192 x 5192</text:p>
              </table:table-cell>
              <table:table-cell office:value-type="float" office:value="2.031153">
                <text:p>2.031153</text:p>
              </table:table-cell>
              <table:table-cell office:value-type="float" office:value="0.127369">
                <text:p>0.127369</text:p>
              </table:table-cell>
            </table:table-row>
            <table:table-row>
              <table:table-cell office:value-type="string">
                <text:p>5692 x 5692</text:p>
              </table:table-cell>
              <table:table-cell office:value-type="float" office:value="2.413647">
                <text:p>2.413647</text:p>
              </table:table-cell>
              <table:table-cell office:value-type="float" office:value="0.15533">
                <text:p>0.15533</text:p>
              </table:table-cell>
            </table:table-row>
            <table:table-row>
              <table:table-cell office:value-type="string">
                <text:p>6192 x 6192</text:p>
              </table:table-cell>
              <table:table-cell office:value-type="float" office:value="2.877443">
                <text:p>2.877443</text:p>
              </table:table-cell>
              <table:table-cell office:value-type="float" office:value="0.180448">
                <text:p>0.180448</text:p>
              </table:table-cell>
            </table:table-row>
            <table:table-row>
              <table:table-cell office:value-type="string">
                <text:p>6692 x 6692</text:p>
              </table:table-cell>
              <table:table-cell office:value-type="float" office:value="3.33921">
                <text:p>3.33921</text:p>
              </table:table-cell>
              <table:table-cell office:value-type="float" office:value="0.215306">
                <text:p>0.215306</text:p>
              </table:table-cell>
            </table:table-row>
            <table:table-row>
              <table:table-cell office:value-type="string">
                <text:p>7192 x 7192</text:p>
              </table:table-cell>
              <table:table-cell office:value-type="float" office:value="3.788412">
                <text:p>3.788412</text:p>
              </table:table-cell>
              <table:table-cell office:value-type="float" office:value="0.246145">
                <text:p>0.246145</text:p>
              </table:table-cell>
            </table:table-row>
            <table:table-row>
              <table:table-cell office:value-type="string">
                <text:p>7692 x 7692</text:p>
              </table:table-cell>
              <table:table-cell office:value-type="float" office:value="4.411234">
                <text:p>4.411234</text:p>
              </table:table-cell>
              <table:table-cell office:value-type="float" office:value="0.279792">
                <text:p>0.279792</text:p>
              </table:table-cell>
            </table:table-row>
            <table:table-row>
              <table:table-cell office:value-type="string">
                <text:p>8192 x 8192</text:p>
              </table:table-cell>
              <table:table-cell office:value-type="float" office:value="6.995768">
                <text:p>6.995768</text:p>
              </table:table-cell>
              <table:table-cell office:value-type="float" office:value="0.309909">
                <text:p>0.30990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4" style:family="chart" style:data-style-name="N0">
      <style:chart-properties chart:display-label="true" chart:logarithmic="false" chart:minimum="0" chart:maximum="128" chart:interval-major="1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interval-major="2"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381cm" svg:height="14.539cm" xlink:href="." xlink:type="simple" chart:class="chart:scatter" chart:style-name="ch1">
        <chart:title svg:x="4.524cm" svg:y="0.426cm" chart:style-name="ch2">
          <text:p>Filter Radius - Cpu Time Correlation (image size 8192 *8192)</text:p>
        </chart:title>
        <chart:plot-area chart:style-name="ch3" chart:data-source-has-labels="both" svg:x="1.442cm" svg:y="1.527cm" svg:width="19.512cm" svg:height="11.737cm">
          <chartooo:coordinate-region svg:x="2.242cm" svg:y="1.527cm" svg:width="18.712cm" svg:height="11.086cm"/>
          <chart:axis chart:dimension="x" chart:name="primary-x" chart:style-name="ch4" chartooo:axis-type="auto">
            <chart:title svg:x="9.684cm" svg:y="13.554cm" chart:style-name="ch5">
              <text:p>Filter Radius(1-128)</text:p>
            </chart:title>
            <chart:categories table:cell-range-address="local-table.$A$2:.$A$9"/>
          </chart:axis>
          <chart:axis chart:dimension="y" chart:name="primary-y" chart:style-name="ch6">
            <chart:title svg:x="0.451cm" svg:y="8.201cm" chart:style-name="ch7">
              <text:p> Time(sec)</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
                <text:p>1</text:p>
              </table:table-cell>
              <table:table-cell office:value-type="float" office:value="0.507813">
                <text:p>0.507813</text:p>
              </table:table-cell>
            </table:table-row>
            <table:table-row>
              <table:table-cell office:value-type="string">
                <text:p>2</text:p>
              </table:table-cell>
              <table:table-cell office:value-type="float" office:value="2">
                <text:p>2</text:p>
              </table:table-cell>
              <table:table-cell office:value-type="float" office:value="0.862039">
                <text:p>0.862039</text:p>
              </table:table-cell>
            </table:table-row>
            <table:table-row>
              <table:table-cell office:value-type="string">
                <text:p>3</text:p>
              </table:table-cell>
              <table:table-cell office:value-type="float" office:value="4">
                <text:p>4</text:p>
              </table:table-cell>
              <table:table-cell office:value-type="float" office:value="1.609467">
                <text:p>1.609467</text:p>
              </table:table-cell>
            </table:table-row>
            <table:table-row>
              <table:table-cell office:value-type="string">
                <text:p>4</text:p>
              </table:table-cell>
              <table:table-cell office:value-type="float" office:value="8">
                <text:p>8</text:p>
              </table:table-cell>
              <table:table-cell office:value-type="float" office:value="3.499758">
                <text:p>3.499758</text:p>
              </table:table-cell>
            </table:table-row>
            <table:table-row>
              <table:table-cell office:value-type="string">
                <text:p>5</text:p>
              </table:table-cell>
              <table:table-cell office:value-type="float" office:value="16">
                <text:p>16</text:p>
              </table:table-cell>
              <table:table-cell office:value-type="float" office:value="6.994234">
                <text:p>6.994234</text:p>
              </table:table-cell>
            </table:table-row>
            <table:table-row>
              <table:table-cell office:value-type="string">
                <text:p>6</text:p>
              </table:table-cell>
              <table:table-cell office:value-type="float" office:value="32">
                <text:p>32</text:p>
              </table:table-cell>
              <table:table-cell office:value-type="float" office:value="13.688057">
                <text:p>13.688057</text:p>
              </table:table-cell>
            </table:table-row>
            <table:table-row>
              <table:table-cell office:value-type="string">
                <text:p>7</text:p>
              </table:table-cell>
              <table:table-cell office:value-type="float" office:value="64">
                <text:p>64</text:p>
              </table:table-cell>
              <table:table-cell office:value-type="float" office:value="26.225337">
                <text:p>26.225337</text:p>
              </table:table-cell>
            </table:table-row>
            <table:table-row>
              <table:table-cell office:value-type="string">
                <text:p>8</text:p>
              </table:table-cell>
              <table:table-cell office:value-type="float" office:value="128">
                <text:p>128</text:p>
              </table:table-cell>
              <table:table-cell office:value-type="float" office:value="51.322718">
                <text:p>51.3227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4" style:family="chart" style:data-style-name="N0">
      <style:chart-properties chart:display-label="true" chart:logarithmic="false" chart:minimum="0" chart:maximum="128" chart:interval-major="1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0.1" chart:maximum="1.5" chart:interval-major="0.1"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586cm" svg:height="11.946cm" xlink:href="." xlink:type="simple" chart:class="chart:scatter" chart:style-name="ch1">
        <chart:title svg:x="4.547cm" svg:y="0.374cm" chart:style-name="ch2">
          <text:p>Filter Radius - Gpu Time Correlation (image size 8192 * 8192)</text:p>
        </chart:title>
        <chart:plot-area chart:style-name="ch3" chart:data-source-has-labels="both" svg:x="1.446cm" svg:y="1.423cm" svg:width="19.709cm" svg:height="9.3cm">
          <chartooo:coordinate-region svg:x="2.365cm" svg:y="1.423cm" svg:width="18.79cm" svg:height="8.649cm"/>
          <chart:axis chart:dimension="x" chart:name="primary-x" chart:style-name="ch4" chartooo:axis-type="auto">
            <chart:title svg:x="9.786cm" svg:y="10.961cm" chart:style-name="ch5">
              <text:p>Filter Radius(1-128)</text:p>
            </chart:title>
            <chart:categories table:cell-range-address="local-table.$A$2:.$A$9"/>
          </chart:axis>
          <chart:axis chart:dimension="y" chart:name="primary-y" chart:style-name="ch6">
            <chart:title svg:x="0.451cm" svg:y="6.879cm" chart:style-name="ch7">
              <text:p> Time(sec)</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1">
                <text:p>1</text:p>
              </table:table-cell>
              <table:table-cell office:value-type="float" office:value="0.129911">
                <text:p>0.129911</text:p>
              </table:table-cell>
            </table:table-row>
            <table:table-row>
              <table:table-cell office:value-type="string">
                <text:p>2</text:p>
              </table:table-cell>
              <table:table-cell office:value-type="float" office:value="2">
                <text:p>2</text:p>
              </table:table-cell>
              <table:table-cell office:value-type="float" office:value="0.14241">
                <text:p>0.14241</text:p>
              </table:table-cell>
            </table:table-row>
            <table:table-row>
              <table:table-cell office:value-type="string">
                <text:p>3</text:p>
              </table:table-cell>
              <table:table-cell office:value-type="float" office:value="4">
                <text:p>4</text:p>
              </table:table-cell>
              <table:table-cell office:value-type="float" office:value="0.168509">
                <text:p>0.168509</text:p>
              </table:table-cell>
            </table:table-row>
            <table:table-row>
              <table:table-cell office:value-type="string">
                <text:p>4</text:p>
              </table:table-cell>
              <table:table-cell office:value-type="float" office:value="8">
                <text:p>8</text:p>
              </table:table-cell>
              <table:table-cell office:value-type="float" office:value="0.219805">
                <text:p>0.219805</text:p>
              </table:table-cell>
            </table:table-row>
            <table:table-row>
              <table:table-cell office:value-type="string">
                <text:p>5</text:p>
              </table:table-cell>
              <table:table-cell office:value-type="float" office:value="16">
                <text:p>16</text:p>
              </table:table-cell>
              <table:table-cell office:value-type="float" office:value="0.314753">
                <text:p>0.314753</text:p>
              </table:table-cell>
            </table:table-row>
            <table:table-row>
              <table:table-cell office:value-type="string">
                <text:p>6</text:p>
              </table:table-cell>
              <table:table-cell office:value-type="float" office:value="32">
                <text:p>32</text:p>
              </table:table-cell>
              <table:table-cell office:value-type="float" office:value="0.412227">
                <text:p>0.412227</text:p>
              </table:table-cell>
            </table:table-row>
            <table:table-row>
              <table:table-cell office:value-type="string">
                <text:p>7</text:p>
              </table:table-cell>
              <table:table-cell office:value-type="float" office:value="64">
                <text:p>64</text:p>
              </table:table-cell>
              <table:table-cell office:value-type="float" office:value="0.693213">
                <text:p>0.693213</text:p>
              </table:table-cell>
            </table:table-row>
            <table:table-row>
              <table:table-cell office:value-type="string">
                <text:p>8</text:p>
              </table:table-cell>
              <table:table-cell office:value-type="float" office:value="128">
                <text:p>128</text:p>
              </table:table-cell>
              <table:table-cell office:value-type="float" office:value="1.235957">
                <text:p>1.23595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minimum="0" chart:maximum="128" chart:interval-major="1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dash" draw:stroke-dash="Ultrafine_20_Dashed"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6cm" svg:height="11.495cm" xlink:href="." xlink:type="simple" chart:class="chart:scatter" chart:style-name="ch1">
        <chart:title svg:x="7.876cm" svg:y="0.087cm" chart:style-name="ch2">
          <text:p>Cpu - Gpu Time Comparison</text:p>
        </chart:title>
        <chart:legend svg:x="17.798cm" svg:y="5.19cm" style:legend-expansion="custom" chartooo:width="3.642cm" chartooo:height="1.109cm" style:legend-expansion-aspect-ratio="3.28403967538323" chart:style-name="ch3"/>
        <chart:plot-area chart:style-name="ch4" chart:data-source-has-labels="both" svg:x="0.721cm" svg:y="0.994cm" svg:width="16.828cm" svg:height="9.502cm">
          <chartooo:coordinate-region svg:x="1.346cm" svg:y="1.195cm" svg:width="16.203cm" svg:height="8.65cm"/>
          <chart:axis chart:dimension="x" chart:name="primary-x" chart:style-name="ch5" chartooo:axis-type="auto">
            <chart:title svg:x="8.155cm" svg:y="10.725cm" chart:style-name="ch6">
              <text:p>Filter Radius</text:p>
            </chart:title>
            <chart:categories table:cell-range-address="local-table.$A$2:.$A$9"/>
          </chart:axis>
          <chart:axis chart:dimension="y" chart:name="primary-y" chart:style-name="ch7">
            <chart:title svg:x="0cm" svg:y="6.511cm" chart:style-name="ch8">
              <text:p>Time(sec)</text:p>
            </chart:title>
            <chart:grid chart:style-name="ch9" chart:class="major"/>
          </chart:axis>
          <chart:series chart:style-name="ch10" chart:values-cell-range-address="local-table.$C$2:.$C$9" chart:label-cell-address="local-table.$C$1" chart:class="chart:scatter">
            <chart:domain table:cell-range-address="local-table.$B$2:.$B$9"/>
            <chart:data-point chart:repeated="8"/>
          </chart:series>
          <chart:series chart:style-name="ch11" chart:values-cell-range-address="local-table.$D$2:.$D$9" chart:label-cell-address="local-table.$D$1"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CPU TIME</text:p>
              </table:table-cell>
              <table:table-cell office:value-type="string">
                <text:p>GPU TIME</text:p>
              </table:table-cell>
            </table:table-row>
          </table:table-header-rows>
          <table:table-rows>
            <table:table-row>
              <table:table-cell office:value-type="string">
                <text:p>1</text:p>
              </table:table-cell>
              <table:table-cell office:value-type="float" office:value="1">
                <text:p>1</text:p>
              </table:table-cell>
              <table:table-cell office:value-type="float" office:value="0.507813">
                <text:p>0.507813</text:p>
              </table:table-cell>
              <table:table-cell office:value-type="float" office:value="0.129911">
                <text:p>0.129911</text:p>
              </table:table-cell>
            </table:table-row>
            <table:table-row>
              <table:table-cell office:value-type="string">
                <text:p>2</text:p>
              </table:table-cell>
              <table:table-cell office:value-type="float" office:value="2">
                <text:p>2</text:p>
              </table:table-cell>
              <table:table-cell office:value-type="float" office:value="0.862039">
                <text:p>0.862039</text:p>
              </table:table-cell>
              <table:table-cell office:value-type="float" office:value="0.14241">
                <text:p>0.14241</text:p>
              </table:table-cell>
            </table:table-row>
            <table:table-row>
              <table:table-cell office:value-type="string">
                <text:p>3</text:p>
              </table:table-cell>
              <table:table-cell office:value-type="float" office:value="4">
                <text:p>4</text:p>
              </table:table-cell>
              <table:table-cell office:value-type="float" office:value="1.609467">
                <text:p>1.609467</text:p>
              </table:table-cell>
              <table:table-cell office:value-type="float" office:value="0.168509">
                <text:p>0.168509</text:p>
              </table:table-cell>
            </table:table-row>
            <table:table-row>
              <table:table-cell office:value-type="string">
                <text:p>4</text:p>
              </table:table-cell>
              <table:table-cell office:value-type="float" office:value="8">
                <text:p>8</text:p>
              </table:table-cell>
              <table:table-cell office:value-type="float" office:value="3.499758">
                <text:p>3.499758</text:p>
              </table:table-cell>
              <table:table-cell office:value-type="float" office:value="0.219805">
                <text:p>0.219805</text:p>
              </table:table-cell>
            </table:table-row>
            <table:table-row>
              <table:table-cell office:value-type="string">
                <text:p>5</text:p>
              </table:table-cell>
              <table:table-cell office:value-type="float" office:value="16">
                <text:p>16</text:p>
              </table:table-cell>
              <table:table-cell office:value-type="float" office:value="6.994234">
                <text:p>6.994234</text:p>
              </table:table-cell>
              <table:table-cell office:value-type="float" office:value="0.314753">
                <text:p>0.314753</text:p>
              </table:table-cell>
            </table:table-row>
            <table:table-row>
              <table:table-cell office:value-type="string">
                <text:p>6</text:p>
              </table:table-cell>
              <table:table-cell office:value-type="float" office:value="32">
                <text:p>32</text:p>
              </table:table-cell>
              <table:table-cell office:value-type="float" office:value="13.688057">
                <text:p>13.688057</text:p>
              </table:table-cell>
              <table:table-cell office:value-type="float" office:value="0.412227">
                <text:p>0.412227</text:p>
              </table:table-cell>
            </table:table-row>
            <table:table-row>
              <table:table-cell office:value-type="string">
                <text:p>7</text:p>
              </table:table-cell>
              <table:table-cell office:value-type="float" office:value="64">
                <text:p>64</text:p>
              </table:table-cell>
              <table:table-cell office:value-type="float" office:value="26.225337">
                <text:p>26.225337</text:p>
              </table:table-cell>
              <table:table-cell office:value-type="float" office:value="0.693213">
                <text:p>0.693213</text:p>
              </table:table-cell>
            </table:table-row>
            <table:table-row>
              <table:table-cell office:value-type="string">
                <text:p>8</text:p>
              </table:table-cell>
              <table:table-cell office:value-type="float" office:value="128">
                <text:p>128</text:p>
              </table:table-cell>
              <table:table-cell office:value-type="float" office:value="51.322718">
                <text:p>51.322718</text:p>
              </table:table-cell>
              <table:table-cell office:value-type="float" office:value="1.235957">
                <text:p>1.23595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office:styles>
</office:document-styles>
</file>